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lack Ops One" svg:font-family="'Black Ops One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7.94pt"/>
    </style:style>
    <style:style style:name="co2" style:family="table-column">
      <style:table-column-properties fo:break-before="auto" style:column-width="187.51pt"/>
    </style:style>
    <style:style style:name="co3" style:family="table-column">
      <style:table-column-properties fo:break-before="auto" style:column-width="370.86pt"/>
    </style:style>
    <style:style style:name="co4" style:family="table-column">
      <style:table-column-properties fo:break-before="auto" style:column-width="196.55pt"/>
    </style:style>
    <style:style style:name="co5" style:family="table-column">
      <style:table-column-properties fo:break-before="auto" style:column-width="161.09pt"/>
    </style:style>
    <style:style style:name="co6" style:family="table-column">
      <style:table-column-properties fo:break-before="auto" style:column-width="445.21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57.66pt"/>
    </style:style>
    <style:style style:name="co9" style:family="table-column">
      <style:table-column-properties fo:break-before="auto" style:column-width="40.99pt"/>
    </style:style>
    <style:style style:name="co10" style:family="table-column">
      <style:table-column-properties fo:break-before="auto" style:column-width="368.79pt"/>
    </style:style>
    <style:style style:name="co11" style:family="table-column">
      <style:table-column-properties fo:break-before="auto" style:column-width="179.21pt"/>
    </style:style>
    <style:style style:name="co12" style:family="table-column">
      <style:table-column-properties fo:break-before="auto" style:column-width="156.25pt"/>
    </style:style>
    <style:style style:name="co13" style:family="table-column">
      <style:table-column-properties fo:break-before="auto" style:column-width="296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ighting_20_Games">
      <style:table-properties table:display="true" style:writing-mode="lr-tb"/>
    </style:style>
    <style:style style:name="ta2" style:family="table" style:master-page-name="PageStyle_5f_Local_20_Party_20_VsCo-Op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Black Ops One" fo:font-size="11pt" fo:font-style="normal" fo:text-shadow="none" style:text-underline-style="none" fo:font-weight="bold" style:font-size-asian="11pt" style:font-style-asian="normal" style:font-weight-asian="bold" style:font-name-complex="Black Ops One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86]))&gt;0)" style:apply-style-name="ConditionalStyle_5f_1" style:base-cell-address="'Fighting Games'.A86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aad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1a4f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ghting G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iscord</text:p>
          </table:table-cell>
          <table:table-cell table:style-name="ce1" office:value-type="string" calcext:value-type="string">
            <text:p>Twitter</text:p>
          </table:table-cell>
          <table:table-cell table:style-name="ce1" office:value-type="string" calcext:value-type="string">
            <text:p>Other Info/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cus Chroma</text:p>
          </table:table-cell>
          <table:table-cell table:style-name="ce2" office:value-type="string" calcext:value-type="string">
            <text:p>$6~ (6 Euro)</text:p>
          </table:table-cell>
          <table:table-cell table:style-name="ce6" office:value-type="string" calcext:value-type="string">
            <text:p><text:a xlink:href="https://gxgrainson.itch.io/arcuschroma" xlink:type="simple">https://gxgrainson.itch.io/arcuschroma</text:a></text:p>
          </table:table-cell>
          <table:table-cell table:style-name="ce7" office:value-type="string" calcext:value-type="string">
            <text:p><text:a xlink:href="https://discord.gg/2BjtHVCE4v" xlink:type="simple">https://discord.gg/2BjtHVCE4v</text:a></text:p>
          </table:table-cell>
          <table:table-cell table:style-name="ce6" office:value-type="string" calcext:value-type="string">
            <text:p><text:a xlink:href="https://twitter.com/ArcusChroma" xlink:type="simple">https://twitter.com/ArcusChroma</text:a></text:p>
          </table:table-cell>
          <table:table-cell table:style-name="ce2" office:value-type="string" calcext:value-type="string">
            <text:p>Arcus Chroma 2 is being developed. Published by Humble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volver</text:p>
          </table:table-cell>
          <table:table-cell table:style-name="ce2" office:value-type="string" calcext:value-type="string">
            <text:p>Free via Demo. No price yet</text:p>
          </table:table-cell>
          <table:table-cell table:style-name="ce7" office:value-type="string" calcext:value-type="string">
            <text:p><text:a xlink:href="https://store.steampowered.com/app/1544700/Evolver/" xlink:type="simple">https://store.steampowered.com/app/1544700/Evolver/</text:a></text:p>
          </table:table-cell>
          <table:table-cell table:style-name="ce6" office:value-type="string" calcext:value-type="string">
            <text:p><text:a xlink:href="https://discord.gg/6KJrUTmXvH" xlink:type="simple">https://discord.gg/6KJrUTmXvH</text:a></text:p>
          </table:table-cell>
          <table:table-cell table:style-name="ce6" office:value-type="string" calcext:value-type="string">
            <text:p><text:a xlink:href="https://twitter.com/WepGraStu" xlink:type="simple">https://twitter.com/WepGraStu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nockout!</text:p>
          </table:table-cell>
          <table:table-cell table:style-name="ce2" office:value-type="string" calcext:value-type="string">
            <text:p>Free</text:p>
          </table:table-cell>
          <table:table-cell table:style-name="ce2" office:value-type="string" calcext:value-type="string">
            <text:p>Game Download via Discord</text:p>
          </table:table-cell>
          <table:table-cell table:style-name="ce8" office:value-type="string" calcext:value-type="string">
            <text:p><text:a xlink:href="http://discord.gg/58xz8stdFX" xlink:type="simple">discord.gg/58xz8stdFX</text:a></text:p>
          </table:table-cell>
          <table:table-cell table:style-name="ce6" office:value-type="string" calcext:value-type="string">
            <text:p><text:a xlink:href="https://twitter.com/ProjectK_O" xlink:type="simple">https://twitter.com/ProjectK_O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 Force Fighters</text:p>
          </table:table-cell>
          <table:table-cell table:style-name="ce2" office:value-type="string" calcext:value-type="string">
            <text:p>$20/mo Patreon currently for monthly builds</text:p>
          </table:table-cell>
          <table:table-cell table:style-name="ce6" office:value-type="string" calcext:value-type="string">
            <text:p><text:a xlink:href="https://store.steampowered.com/app/1599170/5_Force_Fighters/" xlink:type="simple">https://store.steampowered.com/app/1599170/5_Force_Fighters/</text:a></text:p>
          </table:table-cell>
          <table:table-cell table:style-name="ce7" office:value-type="string" calcext:value-type="string">
            <text:p><text:a xlink:href="https://discord.gg/BWHxmCYkNM" xlink:type="simple">https://discord.gg/BWHxmCYkNM</text:a></text:p>
          </table:table-cell>
          <table:table-cell table:style-name="ce6" office:value-type="string" calcext:value-type="string">
            <text:p><text:a xlink:href="https://twitter.com/KaizenCreed" xlink:type="simple">https://twitter.com/KaizenCreed</text:a></text:p>
          </table:table-cell>
          <table:table-cell table:style-name="ce7" office:value-type="string" calcext:value-type="string">
            <text:p><text:a xlink:href="https://solo.to/kaizencreed" xlink:type="simple">All links including Patreon - https://solo.to/kaizencreed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slaf 2</text:p>
          </table:table-cell>
          <table:table-cell table:style-name="ce2" office:value-type="string" calcext:value-type="string">
            <text:p>$5/mo Patreon</text:p>
          </table:table-cell>
          <table:table-cell table:style-name="ce6" office:value-type="string" calcext:value-type="string">
            <text:p><text:a xlink:href="https://www.patreon.com/eslaf" xlink:type="simple">https://www.patreon.com/eslaf</text:a></text:p>
          </table:table-cell>
          <table:table-cell table:style-name="ce6" office:value-type="string" calcext:value-type="string">
            <text:p><text:a xlink:href="https://discord.com/invite/ATTQtBv" xlink:type="simple">https://discord.com/invite/ATTQtBv</text:a></text:p>
          </table:table-cell>
          <table:table-cell table:style-name="ce6" office:value-type="string" calcext:value-type="string">
            <text:p><text:a xlink:href="https://twitter.com/FreeEslaf" xlink:type="simple">https://twitter.com/FreeEslaf</text:a></text:p>
          </table:table-cell>
          <table:table-cell table:style-name="ce2" office:value-type="string" calcext:value-type="string">
            <text:p>Discord link is an NA Community Discor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erebrawl</text:p>
          </table:table-cell>
          <table:table-cell table:style-name="ce4" office:value-type="string" calcext:value-type="string">
            <text:p>$17 One time</text:p>
          </table:table-cell>
          <table:table-cell table:style-name="ce6" office:value-type="string" calcext:value-type="string">
            <text:p><text:a xlink:href="https://cerebrawl.itch.io/cerebrawl" xlink:type="simple">https://cerebrawl.itch.io/cerebrawl</text:a></text:p>
          </table:table-cell>
          <table:table-cell table:style-name="ce6" office:value-type="string" calcext:value-type="string">
            <text:p><text:a xlink:href="https://discord.gg/WFXVS4kkmB" xlink:type="simple">https://discord.gg/WFXVS4kkmB</text:a></text:p>
          </table:table-cell>
          <table:table-cell table:style-name="ce6" office:value-type="string" calcext:value-type="string">
            <text:p><text:a xlink:href="https://twitter.com/cerebrawlin" xlink:type="simple">https://twitter.com/cerebrawlin</text:a></text:p>
          </table:table-cell>
          <table:table-cell table:style-name="ce2" office:value-type="string" calcext:value-type="string">
            <text:p>4 Player 2v2 fighter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m's Fightin Herds</text:p>
          </table:table-cell>
          <table:table-cell table:style-name="ce5" office:value-type="string" calcext:value-type="string">
            <text:p>$19.99 One Time</text:p>
          </table:table-cell>
          <table:table-cell table:style-name="ce6" office:value-type="string" calcext:value-type="string">
            <text:p><text:a xlink:href="https://store.steampowered.com/app/574980/Thems_Fightin_Herds/" xlink:type="simple">https://store.steampowered.com/app/574980/Thems_Fightin_Herds/</text:a></text:p>
          </table:table-cell>
          <table:table-cell table:style-name="ce6" office:value-type="string" calcext:value-type="string">
            <text:p><text:a xlink:href="https://discord.gg/tfh" xlink:type="simple">https://discord.gg/tfh</text:a></text:p>
          </table:table-cell>
          <table:table-cell table:style-name="ce6" office:value-type="string" calcext:value-type="string">
            <text:p><text:a xlink:href="https://twitter.com/mane6dev" xlink:type="simple">https://twitter.com/mane6dev</text:a></text:p>
          </table:table-cell>
          <table:table-cell table:style-name="ce2" office:value-type="string" calcext:value-type="string">
            <text:p>Season Pass 1 is on the way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ullgirls 2nd Encore</text:p>
          </table:table-cell>
          <table:table-cell table:style-name="ce2" office:value-type="string" calcext:value-type="string">
            <text:p>$24.99 or $53.98 w/season pass</text:p>
          </table:table-cell>
          <table:table-cell table:style-name="ce6" office:value-type="string" calcext:value-type="string">
            <text:p><text:a xlink:href="https://store.steampowered.com/app/245170/Skullgirls_2nd_Encore/" xlink:type="simple">https://store.steampowered.com/app/245170/Skullgirls_2nd_Encore/</text:a></text:p>
          </table:table-cell>
          <table:table-cell table:style-name="ce6" office:value-type="string" calcext:value-type="string">
            <text:p><text:a xlink:href="https://discord.com/invite/skullgirls" xlink:type="simple">https://discord.com/invite/skullgirls</text:a></text:p>
          </table:table-cell>
          <table:table-cell table:style-name="ce6" office:value-type="string" calcext:value-type="string">
            <text:p><text:a xlink:href="https://twitter.com/Skullgirls" xlink:type="simple">https://twitter.com/Skullgirl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ght of Animals</text:p>
          </table:table-cell>
          <table:table-cell table:style-name="ce2" office:value-type="string" calcext:value-type="string">
            <text:p>$9.99 One Time</text:p>
          </table:table-cell>
          <table:table-cell table:style-name="ce6" office:value-type="string" calcext:value-type="string">
            <text:p><text:a xlink:href="https://store.steampowered.com/app/1160330/Fight_of_Animals/" xlink:type="simple">https://store.steampowered.com/app/1160330/Fight_of_Animals/</text:a></text:p>
          </table:table-cell>
          <table:table-cell table:style-name="ce6" office:value-type="string" calcext:value-type="string">
            <text:p><text:a xlink:href="http://discord.gg/rPcHb6C" xlink:type="simple">discord.gg/rPcHb6C</text:a></text:p>
          </table:table-cell>
          <table:table-cell table:style-name="ce7" office:value-type="string" calcext:value-type="string">
            <text:p><text:a xlink:href="https://twitter.com/Digital_Crafter" xlink:type="simple">https://twitter.com/Digital_Crafter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ght of Gods</text:p>
          </table:table-cell>
          <table:table-cell table:style-name="ce2" office:value-type="string" calcext:value-type="string">
            <text:p>$14.99 One Time</text:p>
          </table:table-cell>
          <table:table-cell table:style-name="ce7" office:value-type="string" calcext:value-type="string">
            <text:p><text:a xlink:href="https://store.steampowered.com/app/612930/Fight_of_Gods/" xlink:type="simple">https://store.steampowered.com/app/612930/Fight_of_Gods/</text:a></text:p>
          </table:table-cell>
          <table:table-cell table:style-name="ce7" office:value-type="string" calcext:value-type="string">
            <text:p><text:a xlink:href="http://discord.gg/rPcHb6C" xlink:type="simple">discord.gg/rPcHb6C</text:a></text:p>
          </table:table-cell>
          <table:table-cell table:style-name="ce7" office:value-type="string" calcext:value-type="string">
            <text:p><text:a xlink:href="https://twitter.com/Digital_Crafter" xlink:type="simple">https://twitter.com/Digital_Crafter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ght of Steel</text:p>
          </table:table-cell>
          <table:table-cell table:style-name="ce2" office:value-type="string" calcext:value-type="string">
            <text:p>$12.99 One Time</text:p>
          </table:table-cell>
          <table:table-cell table:style-name="ce6" office:value-type="string" calcext:value-type="string">
            <text:p><text:a xlink:href="https://store.steampowered.com/app/1631350/Fight_of_Steel_Infinity_Warrior/" xlink:type="simple">https://store.steampowered.com/app/1631350/Fight_of_Steel_Infinity_Warrior/</text:a></text:p>
          </table:table-cell>
          <table:table-cell table:style-name="ce7" office:value-type="string" calcext:value-type="string">
            <text:p><text:a xlink:href="http://discord.gg/rPcHb6C" xlink:type="simple">discord.gg/rPcHb6C</text:a></text:p>
          </table:table-cell>
          <table:table-cell table:style-name="ce7" office:value-type="string" calcext:value-type="string">
            <text:p><text:a xlink:href="https://twitter.com/Digital_Crafter" xlink:type="simple">https://twitter.com/Digital_Crafter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ntasy Strike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s://store.steampowered.com/app/390560/Fantasy_Strike/" xlink:type="simple">https://store.steampowered.com/app/390560/Fantasy_Strike/</text:a></text:p>
          </table:table-cell>
          <table:table-cell table:style-name="ce6" office:value-type="string" calcext:value-type="string">
            <text:p><text:a xlink:href="http://discord.gg/FantasyStrike" xlink:type="simple">http://discord.gg/FantasyStrike</text:a></text:p>
          </table:table-cell>
          <table:table-cell table:style-name="ce6" office:value-type="string" calcext:value-type="string">
            <text:p><text:a xlink:href="https://twitter.com/FantasyStrike" xlink:type="simple">https://twitter.com/FantasyStrik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y Punch Boom</text:p>
          </table:table-cell>
          <table:table-cell table:style-name="ce2" office:value-type="string" calcext:value-type="string">
            <text:p>$14.99 One Time</text:p>
          </table:table-cell>
          <table:table-cell table:style-name="ce7" office:value-type="string" calcext:value-type="string">
            <text:p><text:a xlink:href="https://store.steampowered.com/app/1051960/Fly_Punch_Boom/" xlink:type="simple">https://store.steampowered.com/app/1051960/Fly_Punch_Boom/</text:a></text:p>
          </table:table-cell>
          <table:table-cell table:style-name="ce6" office:value-type="string" calcext:value-type="string">
            <text:p><text:a xlink:href="http://discord.flypunchboom.com/" xlink:type="simple">discord.flypunchboom.com</text:a></text:p>
          </table:table-cell>
          <table:table-cell table:style-name="ce6" office:value-type="string" calcext:value-type="string">
            <text:p><text:a xlink:href="https://twitter.com/JollypunchGames" xlink:type="simple">https://twitter.com/Jollypunch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llish Quart</text:p>
          </table:table-cell>
          <table:table-cell table:style-name="ce2" office:value-type="string" calcext:value-type="string">
            <text:p>$16.99 One TIme (Early Access)</text:p>
          </table:table-cell>
          <table:table-cell table:style-name="ce7" office:value-type="string" calcext:value-type="string">
            <text:p><text:a xlink:href="https://store.steampowered.com/app/1000360/Hellish_Quart/" xlink:type="simple">https://store.steampowered.com/app/1000360/Hellish_Quart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KuboldK" xlink:type="simple">https://twitter.com/KuboldK</text:a></text:p>
          </table:table-cell>
          <table:table-cell table:style-name="ce7" office:value-type="string" calcext:value-type="string">
            <text:p><text:a xlink:href="https://www.gog.com/game/hellish_quart" xlink:type="simple">Also available on GoG: https://www.gog.com/game/hellish_quart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perfight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tore.steampowered.com/app/1005870/HYPERFIGHT/" xlink:type="simple">https://store.steampowered.com/app/1005870/HYPERFIGHT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joh_dev" xlink:type="simple">https://twitter.com/joh_dev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thal League Blaze</text:p>
          </table:table-cell>
          <table:table-cell table:style-name="ce2" office:value-type="string" calcext:value-type="string">
            <text:p>$19.99 One Time</text:p>
          </table:table-cell>
          <table:table-cell table:style-name="ce7" office:value-type="string" calcext:value-type="string">
            <text:p><text:a xlink:href="https://store.steampowered.com/app/553310/Lethal_League_Blaze/" xlink:type="simple">https://store.steampowered.com/app/553310/Lethal_League_Blaze/</text:a></text:p>
          </table:table-cell>
          <table:table-cell table:style-name="ce7" office:value-type="string" calcext:value-type="string">
            <text:p><text:a xlink:href="http://discord.gg/reptilehideout" xlink:type="simple">discord.gg/reptilehideout</text:a></text:p>
          </table:table-cell>
          <table:table-cell table:style-name="ce6" office:value-type="string" calcext:value-type="string">
            <text:p><text:a xlink:href="https://twitter.com/ReptileGames" xlink:type="simple">https://twitter.com/Reptile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l Revolution (Mobile)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s://play.google.com/store/apps/details?id=com.gtarcade.next.mrglo&amp;hl=en_US&amp;gl=US" xlink:type="simple">https://play.google.com/store/apps/details?id=com.gtarcade.next.mrglo&amp;hl=en_US&amp;gl=US</text:a></text:p>
          </table:table-cell>
          <table:table-cell table:style-name="ce7" office:value-type="string" calcext:value-type="string">
            <text:p><text:a xlink:href="http://discord.gg/metalrevolution" xlink:type="simple">discord.gg/metalrevolution</text:a></text:p>
          </table:table-cell>
          <table:table-cell table:style-name="ce6" office:value-type="string" calcext:value-type="string">
            <text:p><text:a xlink:href="https://twitter.com/Mtl_Revolution" xlink:type="simple">https://twitter.com/Mtl_Revolution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wer Rangers: Battle for the grid</text:p>
          </table:table-cell>
          <table:table-cell table:style-name="ce2" office:value-type="string" calcext:value-type="string">
            <text:p>$19.99 For the Base game</text:p>
          </table:table-cell>
          <table:table-cell table:style-name="ce6" office:value-type="string" calcext:value-type="string">
            <text:p><text:a xlink:href="https://store.steampowered.com/app/1110100/Power_Rangers_Battle_for_the_Grid/" xlink:type="simple">https://store.steampowered.com/app/1110100/Power_Rangers_Battle_for_the_Grid/</text:a></text:p>
          </table:table-cell>
          <table:table-cell table:style-name="ce7" office:value-type="string" calcext:value-type="string">
            <text:p><text:a xlink:href="https://discord.gg/ye97Yt2" xlink:type="simple">https://discord.gg/ye97Yt2</text:a></text:p>
          </table:table-cell>
          <table:table-cell table:style-name="ce6" office:value-type="string" calcext:value-type="string">
            <text:p><text:a xlink:href="https://twitter.com/Battle4TheGrid" xlink:type="simple">https://twitter.com/Battle4TheGrid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uria Royale</text:p>
          </table:table-cell>
          <table:table-cell table:style-name="ce2" office:value-type="string" calcext:value-type="string">
            <text:p>$10/mo Patreon</text:p>
          </table:table-cell>
          <table:table-cell table:style-name="ce7" office:value-type="string" calcext:value-type="string">
            <text:p><text:a xlink:href="https://www.patreon.com/IETARCADE" xlink:type="simple">https://www.patreon.com/IETARCADE</text:a></text:p>
          </table:table-cell>
          <table:table-cell table:style-name="ce9" office:value-type="string" calcext:value-type="string">
            <text:p><text:a xlink:href="https://twitter.com/IETArcade" xlink:type="simple">discord.gg/KhQ4pgT</text:a></text:p>
          </table:table-cell>
          <table:table-cell table:style-name="ce7" office:value-type="string" calcext:value-type="string">
            <text:p><text:a xlink:href="https://twitter.com/IETArcade" xlink:type="simple">https://twitter.com/IETArcad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ad2Head</text:p>
          </table:table-cell>
          <table:table-cell table:style-name="ce2" office:value-type="string" calcext:value-type="string">
            <text:p>$9.99 Early Access</text:p>
          </table:table-cell>
          <table:table-cell table:style-name="ce7" office:value-type="string" calcext:value-type="string">
            <text:p><text:a xlink:href="https://store.steampowered.com/app/1617900/Head_2_Head/" xlink:type="simple">https://store.steampowered.com/app/1617900/Head_2_Head/</text:a></text:p>
          </table:table-cell>
          <table:table-cell table:style-name="ce7" office:value-type="string" calcext:value-type="string">
            <text:p><text:a xlink:href="https://discord.gg/ktTPFvVrWy" xlink:type="simple">https://discord.gg/ktTPFvVrWy</text:a></text:p>
          </table:table-cell>
          <table:table-cell table:style-name="ce6" office:value-type="string" calcext:value-type="string">
            <text:p><text:a xlink:href="https://twitter.com/ArcForged" xlink:type="simple">https://twitter.com/ArcForged</text:a></text:p>
          </table:table-cell>
          <table:table-cell table:style-name="ce7" office:value-type="string" calcext:value-type="string">
            <text:p><text:a xlink:href="https://arcforged.itch.io/head-2-head" xlink:type="simple">Also on Itch https://arcforged.itch.io/head-2-head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nic Smackdown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arcforged.itch.io/sonic-smackdown" xlink:type="simple">https://arcforged.itch.io/sonic-smackdown</text:a></text:p>
          </table:table-cell>
          <table:table-cell table:style-name="ce7" office:value-type="string" calcext:value-type="string">
            <text:p><text:a xlink:href="https://discord.gg/ktTPFvVrWy" xlink:type="simple">https://discord.gg/ktTPFvVrWy</text:a></text:p>
          </table:table-cell>
          <table:table-cell table:style-name="ce7" office:value-type="string" calcext:value-type="string">
            <text:p><text:a xlink:href="https://twitter.com/ArcForged" xlink:type="simple">https://twitter.com/ArcForged</text:a></text:p>
          </table:table-cell>
          <table:table-cell table:style-name="ce2" office:value-type="string" calcext:value-type="string">
            <text:p>https://www.arcforged.com/ For their other game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lazing Strike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://discord.gg/FtMfQKb" xlink:type="simple">discord.gg/FtMfQKb</text:a></text:p>
          </table:table-cell>
          <table:table-cell table:style-name="ce6" office:value-type="string" calcext:value-type="string">
            <text:p><text:a xlink:href="https://twitter.com/RareBreedMG" xlink:type="simple">https://twitter.com/RareBreedMG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 Beatup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52beatup.itch.io/52beatup" xlink:type="simple">https://52beatup.itch.io/52beatup</text:a></text:p>
          </table:table-cell>
          <table:table-cell table:style-name="ce7" office:value-type="string" calcext:value-type="string">
            <text:p><text:a xlink:href="http://discord.gg/hxpt3MBz2A" xlink:type="simple">discord.gg/hxpt3MBz2A</text:a></text:p>
          </table:table-cell>
          <table:table-cell table:style-name="ce6" office:value-type="string" calcext:value-type="string">
            <text:p><text:a xlink:href="https://twitter.com/robe_by" xlink:type="simple">https://twitter.com/robe_by</text:a></text:p>
          </table:table-cell>
          <table:table-cell table:style-name="ce2" office:value-type="string" calcext:value-type="string">
            <text:p>Deckbuilder Figh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ject Z.E.D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eane.itch.io/project-zed" xlink:type="simple">https://seane.itch.io/project-zed</text:a></text:p>
          </table:table-cell>
          <table:table-cell table:style-name="ce7" office:value-type="string" calcext:value-type="string">
            <text:p><text:a xlink:href="http://discord.gg/SrBFQBg" xlink:type="simple">discord.gg/SrBFQBg</text:a></text:p>
          </table:table-cell>
          <table:table-cell table:style-name="ce7" office:value-type="string" calcext:value-type="string">
            <text:p><text:a xlink:href="https://twitter.com/ProjectZEDfg" xlink:type="simple">https://twitter.com/ProjectZEDfg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indsight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think2wice-studios.itch.io/blindsight" xlink:type="simple">https://think2wice-studios.itch.io/blindsight</text:a></text:p>
          </table:table-cell>
          <table:table-cell table:style-name="ce7" office:value-type="string" calcext:value-type="string">
            <text:p><text:a xlink:href="http://discord.gg/C9Yv2p4" xlink:type="simple">http://discord.gg/C9Yv2p4</text:a></text:p>
          </table:table-cell>
          <table:table-cell table:style-name="ce7" office:value-type="string" calcext:value-type="string">
            <text:p><text:a xlink:href="https://twitter.com/T2BlindSight" xlink:type="simple">https://twitter.com/T2BlindSight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ronian Titans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oddgeargames.itch.io/kronian-titans" xlink:type="simple">https://oddgeargames.itch.io/kronian-titans</text:a></text:p>
          </table:table-cell>
          <table:table-cell table:style-name="ce6" office:value-type="string" calcext:value-type="string">
            <text:p><text:a xlink:href="https://discord.gg/CWjWfC9K9T" xlink:type="simple">https://discord.gg/CWjWfC9K9T</text:a></text:p>
          </table:table-cell>
          <table:table-cell table:style-name="ce6" office:value-type="string" calcext:value-type="string">
            <text:p><text:a xlink:href="https://twitter.com/panthavma" xlink:type="simple">https://twitter.com/panthavma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ndjammers 2</text:p>
          </table:table-cell>
          <table:table-cell table:style-name="ce2" office:value-type="string" calcext:value-type="string">
            <text:p>$19.99 One Time</text:p>
          </table:table-cell>
          <table:table-cell table:style-name="ce7" office:value-type="string" calcext:value-type="string">
            <text:p><text:a xlink:href="https://store.steampowered.com/app/1114290/Windjammers_2/" xlink:type="simple">https://store.steampowered.com/app/1114290/Windjammers_2/</text:a></text:p>
          </table:table-cell>
          <table:table-cell table:style-name="ce7" office:value-type="string" calcext:value-type="string">
            <text:p><text:a xlink:href="https://discord.gg/windjammers2" xlink:type="simple">https://discord.gg/windjammers2 </text:a></text:p>
          </table:table-cell>
          <table:table-cell table:style-name="ce7" office:value-type="string" calcext:value-type="string">
            <text:p><text:a xlink:href="https://twitter.com/Windjammers" xlink:type="simple">https://twitter.com/Windjammer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nch Planet</text:p>
          </table:table-cell>
          <table:table-cell table:style-name="ce2" office:value-type="string" calcext:value-type="string">
            <text:p>$19.99 One Time</text:p>
          </table:table-cell>
          <table:table-cell table:style-name="ce7" office:value-type="string" calcext:value-type="string">
            <text:p><text:a xlink:href="https://store.steampowered.com/app/577970/Punch_Planet__Early_Access/" xlink:type="simple">https://store.steampowered.com/app/577970/Punch_Planet__Early_Access/</text:a></text:p>
          </table:table-cell>
          <table:table-cell table:style-name="ce7" office:value-type="string" calcext:value-type="string">
            <text:p><text:a xlink:href="https://discord.gg/punchplanet" xlink:type="simple">https://discord.gg/punchplanet</text:a></text:p>
          </table:table-cell>
          <table:table-cell table:style-name="ce7" office:value-type="string" calcext:value-type="string">
            <text:p><text:a xlink:href="https://twitter.com/PunchPlanet" xlink:type="simple">https://twitter.com/PunchPlanet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sing Thunder: Community Edition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s://bit.ly/3aqadBA" xlink:type="simple">https://bit.ly/3aqadBA</text:a></text:p>
          </table:table-cell>
          <table:table-cell table:style-name="ce6" office:value-type="string" calcext:value-type="string">
            <text:p><text:a xlink:href="https://discord.gg/86HpmeM" xlink:type="simple">https://discord.gg/86HpmeM</text:a></text:p>
          </table:table-cell>
          <table:table-cell table:style-name="ce6" office:value-type="string" calcext:value-type="string">
            <text:p><text:a xlink:href="https://twitter.com/RisingThunderCM" xlink:type="simple">https://twitter.com/RisingThunderCM</text:a></text:p>
          </table:table-cell>
          <table:table-cell table:style-name="ce2" office:value-type="string" calcext:value-type="string">
            <text:p>Game from the Cannon Brothers before bought by Riot. Link from Discor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rrordrome: Reign of the Legends</text:p>
          </table:table-cell>
          <table:table-cell table:style-name="ce2" office:value-type="string" calcext:value-type="string">
            <text:p>$14.99 One Time</text:p>
          </table:table-cell>
          <table:table-cell table:style-name="ce7" office:value-type="string" calcext:value-type="string">
            <text:p><text:a xlink:href="https://store.steampowered.com/app/1291170/Terrordrome__Reign_of_the_Legends/" xlink:type="simple">https://store.steampowered.com/app/1291170/Terrordrome__Reign_of_the_Legends/</text:a></text:p>
          </table:table-cell>
          <table:table-cell table:style-name="ce7" office:value-type="string" calcext:value-type="string">
            <text:p><text:a xlink:href="http://discord.gg/FYMDhkn" xlink:type="simple">discord.gg/FYMDhkn</text:a></text:p>
          </table:table-cell>
          <table:table-cell table:style-name="ce6" office:value-type="string" calcext:value-type="string">
            <text:p><text:a xlink:href="https://twitter.com/TRDM_ROTL" xlink:type="simple">https://twitter.com/TRDM_ROTL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vals of Aether</text:p>
          </table:table-cell>
          <table:table-cell table:style-name="ce5" office:value-type="string" calcext:value-type="string">
            <text:p>$29.99 One Time</text:p>
          </table:table-cell>
          <table:table-cell table:style-name="ce7" office:value-type="string" calcext:value-type="string">
            <text:p><text:a xlink:href="https://store.steampowered.com/app/383980/Rivals_of_Aether/" xlink:type="simple">https://store.steampowered.com/app/383980/Rivals_of_Aether/</text:a></text:p>
          </table:table-cell>
          <table:table-cell table:style-name="ce7" office:value-type="string" calcext:value-type="string">
            <text:p><text:a xlink:href="https://discord.gg/RoA" xlink:type="simple">https://discord.gg/RoA</text:a></text:p>
          </table:table-cell>
          <table:table-cell table:style-name="ce7" office:value-type="string" calcext:value-type="string">
            <text:p><text:a xlink:href="https://twitter.com/rivalsofaether" xlink:type="simple">https://twitter.com/rivalsofaether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awlhalla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tore.steampowered.com/app/291550/Brawlhalla/" xlink:type="simple">https://store.steampowered.com/app/291550/Brawlhalla/</text:a></text:p>
          </table:table-cell>
          <table:table-cell table:style-name="ce6" office:value-type="string" calcext:value-type="string">
            <text:p><text:a xlink:href="https://discordapp.com/invite/brawlhalla" xlink:type="simple">https://discordapp.com/invite/brawlhalla</text:a></text:p>
          </table:table-cell>
          <table:table-cell table:style-name="ce6" office:value-type="string" calcext:value-type="string">
            <text:p><text:a xlink:href="https://twitter.com/Brawlhalla" xlink:type="simple">https://twitter.com/Brawlhalla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ugh Love Arena</text:p>
          </table:table-cell>
          <table:table-cell table:style-name="ce2" office:value-type="string" calcext:value-type="string">
            <text:p>$11.99 or Free on Browser</text:p>
          </table:table-cell>
          <table:table-cell table:style-name="ce6" office:value-type="string" calcext:value-type="string">
            <text:p><text:a xlink:href="https://store.steampowered.com/app/1807330/Tough_Love_Arena/" xlink:type="simple">https://store.steampowered.com/app/1807330/Tough_Love_Arena/</text:a></text:p>
          </table:table-cell>
          <table:table-cell table:style-name="ce6" office:value-type="string" calcext:value-type="string">
            <text:p><text:a xlink:href="https://discord.com/invite/gMBRaUPDT7" xlink:type="simple">https://discord.com/invite/gMBRaUPDT7</text:a></text:p>
          </table:table-cell>
          <table:table-cell table:style-name="ce7" office:value-type="string" calcext:value-type="string">
            <text:p><text:a xlink:href="https://twitter.com/ToughLoveArena" xlink:type="simple">https://twitter.com/ToughLoveArena</text:a></text:p>
          </table:table-cell>
          <table:table-cell table:style-name="ce6" office:value-type="string" calcext:value-type="string">
            <text:p><text:a xlink:href="https://toughlovearena.com/" xlink:type="simple">https://toughlovearena.com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ng Dong Never Die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s://drive.google.com/file/d/16IVEFSVGsNRxItV-ygnSqRhCRX_tuc6f/view?usp=sharing" xlink:type="simple">https://drive.google.com/file/d/16IVEFSVGsNRxItV-ygnSqRhCRX_tuc6f/view?usp=sharing</text:a></text:p>
          </table:table-cell>
          <table:table-cell table:style-name="ce7" office:value-type="string" calcext:value-type="string">
            <text:p><text:a xlink:href="https://discord.gg/J2WdCh6zKC" xlink:type="simple">https://discord.gg/J2WdCh6zKC</text:a></text:p>
          </table:table-cell>
          <table:table-cell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ttleCraze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s://www.playbattlecraze.com/" xlink:type="simple">https://www.playbattlecraze.com/</text:a></text:p>
          </table:table-cell>
          <table:table-cell table:style-name="ce7" office:value-type="string" calcext:value-type="string">
            <text:p><text:a xlink:href="https://discord.gg/sst63Wdu9U" xlink:type="simple">https://discord.gg/sst63Wdu9U</text:a></text:p>
          </table:table-cell>
          <table:table-cell table:style-name="ce7" office:value-type="string" calcext:value-type="string">
            <text:p><text:a xlink:href="https://twitter.com/BattleCraze" xlink:type="simple">https://twitter.com/BattleCraz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ostFire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FrostFireGame" xlink:type="simple">https://twitter.com/FrostFire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istance 204X</text:p>
          </table:table-cell>
          <table:table-cell table:style-name="ce2" office:value-type="string" calcext:value-type="string">
            <text:p>In closed beta</text:p>
          </table:table-cell>
          <table:table-cell table:style-name="ce7" office:value-type="string" calcext:value-type="string">
            <text:p><text:a xlink:href="https://store.steampowered.com/app/1829140/Resistance_204X/" xlink:type="simple">https://store.steampowered.com/app/1829140/Resistance_204X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Resistance204X" xlink:type="simple">https://twitter.com/Resistance204X</text:a></text:p>
          </table:table-cell>
          <table:table-cell table:style-name="ce7" office:value-type="string" calcext:value-type="string">
            <text:p><text:a xlink:href="https://resistance204x.com/" xlink:type="simple">Can request access to beta via website. https://resistance204x.com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ga Knockdown</text:p>
          </table:table-cell>
          <table:table-cell table:style-name="ce2" office:value-type="string" calcext:value-type="string">
            <text:p>$6.99 (Early Access)</text:p>
          </table:table-cell>
          <table:table-cell table:style-name="ce7" office:value-type="string" calcext:value-type="string">
            <text:p><text:a xlink:href="https://store.steampowered.com/app/1492750/Mega_Knockdown/" xlink:type="simple">https://store.steampowered.com/app/1492750/Mega_Knockdown/</text:a></text:p>
          </table:table-cell>
          <table:table-cell table:style-name="ce6" office:value-type="string" calcext:value-type="string">
            <text:p><text:a xlink:href="https://discord.com/invite/bGVftKK" xlink:type="simple">https://discord.com/invite/bGVftKK</text:a></text:p>
          </table:table-cell>
          <table:table-cell table:style-name="ce7" office:value-type="string" calcext:value-type="string">
            <text:p><text:a xlink:href="https://twitter.com/MegaKnockdown" xlink:type="simple">https://twitter.com/MegaKnockdown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ong Us Arena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://starcutter.itch.io/among-us-arena" xlink:type="simple">starcutter.itch.io/among-us-arena</text:a></text:p>
          </table:table-cell>
          <table:table-cell table:style-name="ce7" office:value-type="string" calcext:value-type="string">
            <text:p><text:a xlink:href="https://discord.gg/msVrTqvgnc" xlink:type="simple">https://discord.gg/msVrTqvgnc</text:a></text:p>
          </table:table-cell>
          <table:table-cell table:style-name="ce7" office:value-type="string" calcext:value-type="string">
            <text:p><text:a xlink:href="https://twitter.com/Starcutter" xlink:type="simple">https://twitter.com/Starcutter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ueBlood Breakdown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BlueBloodBDGame" xlink:type="simple">https://twitter.com/BlueBloodBD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cket Bravery</text:p>
          </table:table-cell>
          <table:table-cell table:style-name="ce2" office:value-type="string" calcext:value-type="string">
            <text:p>Free Demo</text:p>
          </table:table-cell>
          <table:table-cell table:style-name="ce7" office:value-type="string" calcext:value-type="string">
            <text:p><text:a xlink:href="https://store.steampowered.com/app/1555150/Pocket_Bravery/" xlink:type="simple">https://store.steampowered.com/app/1555150/Pocket_Bravery/</text:a></text:p>
          </table:table-cell>
          <table:table-cell table:style-name="ce6" office:value-type="string" calcext:value-type="string">
            <text:p><text:a xlink:href="https://discord.gg/t3Mhmstjpj" xlink:type="simple">https://discord.gg/t3Mhmstjpj</text:a></text:p>
          </table:table-cell>
          <table:table-cell table:style-name="ce7" office:value-type="string" calcext:value-type="string">
            <text:p><text:a xlink:href="https://twitter.com/PocketBravery" xlink:type="simple">https://twitter.com/PocketBravery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ta Fighters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tore.steampowered.com/app/1727740/Vita_Fighters/" xlink:type="simple">https://store.steampowered.com/app/1727740/Vita_Fighters/</text:a></text:p>
          </table:table-cell>
          <table:table-cell table:style-name="ce6" office:value-type="string" calcext:value-type="string">
            <text:p><text:a xlink:href="http://discord.gg/ZcASVdm2YA" xlink:type="simple">discord.gg/ZcASVdm2YA</text:a></text:p>
          </table:table-cell>
          <table:table-cell table:style-name="ce8" office:value-type="string" calcext:value-type="string">
            <text:p><text:a xlink:href="https://twitter.com/VitaFighters" xlink:type="simple">https://twitter.com/VitaFighters</text:a></text:p>
          </table:table-cell>
          <table:table-cell table:style-name="ce2" office:value-type="string" calcext:value-type="string">
            <text:p>Free on mobile currently, will be released for Steam. On both Android and iOS (Links pinned on Twitter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hwarzerblitz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s://store.steampowered.com/app/1287800/Schwarzerblitz/" xlink:type="simple">https://store.steampowered.com/app/1287800/Schwarzerblitz/</text:a></text:p>
          </table:table-cell>
          <table:table-cell table:style-name="ce6" office:value-type="string" calcext:value-type="string">
            <text:p><text:a xlink:href="http://discord.gg/vXKrvpV" xlink:type="simple">discord.gg/vXKrvpV</text:a></text:p>
          </table:table-cell>
          <table:table-cell table:style-name="ce6" office:value-type="string" calcext:value-type="string">
            <text:p><text:a xlink:href="https://twitter.com/AndreaDProjects" xlink:type="simple">https://twitter.com/AndreaDProject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tionsickness!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s://gamejolt.com/games/motionsickness/601247" xlink:type="simple">https://gamejolt.com/games/motionsickness/601247</text:a></text:p>
          </table:table-cell>
          <table:table-cell table:style-name="ce10" office:value-type="string" calcext:value-type="string">
            <text:p><text:a xlink:href="https://t.co/WbU1fhNcvW" xlink:type="simple">discord.gg/vXKrvpV</text:a></text:p>
          </table:table-cell>
          <table:table-cell table:style-name="ce7" office:value-type="string" calcext:value-type="string">
            <text:p><text:a xlink:href="https://twitter.com/AndreaDProjects" xlink:type="simple">https://twitter.com/AndreaDProject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loding Judo Federation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s://dermondhase.itch.io/exploding-judo-federation" xlink:type="simple">https://dermondhase.itch.io/exploding-judo-federation</text:a></text:p>
          </table:table-cell>
          <table:table-cell table:style-name="ce10" office:value-type="string" calcext:value-type="string">
            <text:p><text:a xlink:href="https://t.co/WbU1fhNcvW" xlink:type="simple">discord.gg/vXKrvpV</text:a></text:p>
          </table:table-cell>
          <table:table-cell table:style-name="ce7" office:value-type="string" calcext:value-type="string">
            <text:p><text:a xlink:href="https://twitter.com/AndreaDProjects" xlink:type="simple">https://twitter.com/AndreaDProject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ikers Edge</text:p>
          </table:table-cell>
          <table:table-cell table:style-name="ce2" office:value-type="string" calcext:value-type="string">
            <text:p>$14.99 One Time</text:p>
          </table:table-cell>
          <table:table-cell table:style-name="ce7" office:value-type="string" calcext:value-type="string">
            <text:p><text:a xlink:href="https://store.steampowered.com/app/520670/Strikers_Edge/" xlink:type="simple">https://store.steampowered.com/app/520670/Strikers_Edge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funpunchgames" xlink:type="simple">https://twitter.com/funpunch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dhogg</text:p>
          </table:table-cell>
          <table:table-cell table:style-name="ce5" office:value-type="string" calcext:value-type="string">
            <text:p>$9.99 One Time</text:p>
          </table:table-cell>
          <table:table-cell table:style-name="ce7" office:value-type="string" calcext:value-type="string">
            <text:p><text:a xlink:href="https://store.steampowered.com/app/94400/Nidhogg/" xlink:type="simple">https://store.steampowered.com/app/94400/Nidhogg/</text:a></text:p>
          </table:table-cell>
          <table:table-cell table:style-name="ce6" office:value-type="string" calcext:value-type="string">
            <text:p><text:a xlink:href="http://discord.gg/nidhogg" xlink:type="simple">http://discord.gg/nidhogg</text:a></text:p>
          </table:table-cell>
          <table:table-cell table:style-name="ce7" office:value-type="string" calcext:value-type="string">
            <text:p><text:a xlink:href="https://twitter.com/messhof" xlink:type="simple">https://twitter.com/messhof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dhogg 2</text:p>
          </table:table-cell>
          <table:table-cell table:style-name="ce2" office:value-type="string" calcext:value-type="string">
            <text:p>$14.99 One Time</text:p>
          </table:table-cell>
          <table:table-cell table:style-name="ce7" office:value-type="string" calcext:value-type="string">
            <text:p><text:a xlink:href="https://store.steampowered.com/app/535520/Nidhogg_2/" xlink:type="simple">https://store.steampowered.com/app/535520/Nidhogg_2/</text:a></text:p>
          </table:table-cell>
          <table:table-cell table:style-name="ce6" office:value-type="string" calcext:value-type="string">
            <text:p><text:a xlink:href="http://discord.gg/nidhogg" xlink:type="simple">http://discord.gg/nidhogg</text:a></text:p>
          </table:table-cell>
          <table:table-cell table:style-name="ce7" office:value-type="string" calcext:value-type="string">
            <text:p><text:a xlink:href="https://twitter.com/messhof" xlink:type="simple">https://twitter.com/messhof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ttle Chef Brigade Deluxe</text:p>
          </table:table-cell>
          <table:table-cell table:style-name="ce2" office:value-type="string" calcext:value-type="string">
            <text:p>$19.99 One Time</text:p>
          </table:table-cell>
          <table:table-cell table:style-name="ce7" office:value-type="string" calcext:value-type="string">
            <text:p><text:a xlink:href="https://store.steampowered.com/app/452570/Battle_Chef_Brigade_Deluxe/" xlink:type="simple">https://store.steampowered.com/app/452570/Battle_Chef_Brigade_Deluxe/</text:a></text:p>
          </table:table-cell>
          <table:table-cell table:style-name="ce7" office:value-type="string" calcext:value-type="string">
            <text:p><text:a xlink:href="https://discordapp.com/invite/battlechefbrigade" xlink:type="simple">https://discordapp.com/invite/battlechefbrigade</text:a></text:p>
          </table:table-cell>
          <table:table-cell table:style-name="ce7" office:value-type="string" calcext:value-type="string">
            <text:p><text:a xlink:href="https://twitter.com/BattleChefGame" xlink:type="simple">https://twitter.com/BattleChef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ood of Patriots</text:p>
          </table:table-cell>
          <table:table-cell table:style-name="ce2" office:value-type="string" calcext:value-type="string">
            <text:p>$4.99 One Time</text:p>
          </table:table-cell>
          <table:table-cell table:style-name="ce7" office:value-type="string" calcext:value-type="string">
            <text:p><text:a xlink:href="https://store.steampowered.com/app/775310/Blood_of_Patriots/" xlink:type="simple">https://store.steampowered.com/app/775310/Blood_of_Patriots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ief Karate Foolish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tore.steampowered.com/app/546390/Brief_Karate_Foolish/" xlink:type="simple">https://store.steampowered.com/app/546390/Brief_Karate_Foolish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rfight</text:p>
          </table:table-cell>
          <table:table-cell table:style-name="ce2" office:value-type="string" calcext:value-type="string">
            <text:p>$11.99 One Time</text:p>
          </table:table-cell>
          <table:table-cell table:style-name="ce7" office:value-type="string" calcext:value-type="string">
            <text:p><text:a xlink:href="https://store.steampowered.com/app/1719690/MerFight/" xlink:type="simple">https://store.steampowered.com/app/1719690/MerFight/</text:a></text:p>
          </table:table-cell>
          <table:table-cell table:style-name="ce6" office:value-type="string" calcext:value-type="string">
            <text:p><text:a xlink:href="https://discord.com/invite/VeaU9bg" xlink:type="simple">https://discord.com/invite/VeaU9bg</text:a></text:p>
          </table:table-cell>
          <table:table-cell table:style-name="ce7" office:value-type="string" calcext:value-type="string">
            <text:p><text:a xlink:href="https://twitter.com/mattrified" xlink:type="simple">https://twitter.com/mattrified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ttle High 2 A+</text:p>
          </table:table-cell>
          <table:table-cell table:style-name="ce5" office:value-type="string" calcext:value-type="string">
            <text:p>$1.99 One Time</text:p>
          </table:table-cell>
          <table:table-cell table:style-name="ce6" office:value-type="string" calcext:value-type="string">
            <text:p><text:a xlink:href="https://store.steampowered.com/app/667530/Drunken_Wrestlers_2/" xlink:type="simple">https://mattrified.itch.io/bh2</text:a></text:p>
          </table:table-cell>
          <table:table-cell table:style-name="ce6" office:value-type="string" calcext:value-type="string">
            <text:p><text:a xlink:href="http://discord.gg/dw2" xlink:type="simple">https://discord.com/invite/VeaU9bg</text:a></text:p>
          </table:table-cell>
          <table:table-cell table:style-name="ce6" office:value-type="string" calcext:value-type="string">
            <text:p><text:a xlink:href="https://twitter.com/skutteoleg" xlink:type="simple">https://twitter.com/mattrified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unken Wrestlers 2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tore.steampowered.com/app/667530/Drunken_Wrestlers_2/" xlink:type="simple">https://store.steampowered.com/app/667530/Drunken_Wrestlers_2/</text:a></text:p>
          </table:table-cell>
          <table:table-cell table:style-name="ce7" office:value-type="string" calcext:value-type="string">
            <text:p><text:a xlink:href="http://discord.gg/dw2" xlink:type="simple">discord.gg/dw2</text:a></text:p>
          </table:table-cell>
          <table:table-cell table:style-name="ce7" office:value-type="string" calcext:value-type="string">
            <text:p><text:a xlink:href="https://twitter.com/skutteoleg" xlink:type="simple">https://twitter.com/skutteoleg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ck up and Drive!</text:p>
          </table:table-cell>
          <table:table-cell table:style-name="ce2" office:value-type="string" calcext:value-type="string">
            <text:p>$7.99 One Time</text:p>
          </table:table-cell>
          <table:table-cell table:style-name="ce7" office:value-type="string" calcext:value-type="string">
            <text:p><text:a xlink:href="https://fabiofontes.itch.io/buck-up-and-drive" xlink:type="simple">https://fabiofontes.itch.io/buck-up-and-drive</text:a></text:p>
          </table:table-cell>
          <table:table-cell table:style-name="ce7" office:value-type="string" calcext:value-type="string">
            <text:p><text:a xlink:href="https://discord.gg/4NwRVQx" xlink:type="simple">https://discord.gg/4NwRVQx</text:a></text:p>
          </table:table-cell>
          <table:table-cell table:style-name="ce6" office:value-type="string" calcext:value-type="string">
            <text:p><text:a xlink:href="https://twitter.com/FontesRanter" xlink:type="simple">https://twitter.com/FontesRanter</text:a></text:p>
          </table:table-cell>
          <table:table-cell table:style-name="ce7" office:value-type="string" calcext:value-type="string">
            <text:p><text:a xlink:href="https://fabiofontes.com/" xlink:type="simple">https://fabiofontes.com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arsus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arfgames.itch.io/bearsus" xlink:type="simple">https://arfgames.itch.io/bearsus</text:a></text:p>
          </table:table-cell>
          <table:table-cell table:style-name="ce9" office:value-type="string" calcext:value-type="string">
            <text:p><text:a xlink:href="http://bearsus.com/discord" xlink:type="simple">https://discord.com/invite/y6HPhWC</text:a></text:p>
          </table:table-cell>
          <table:table-cell table:style-name="ce7" office:value-type="string" calcext:value-type="string">
            <text:p><text:a xlink:href="https://twitter.com/bearsusgame" xlink:type="simple">https://twitter.com/bearsus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MNTxJL Turbo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kamekaze.world/xjlt/" xlink:type="simple">https://kamekaze.world/xjlt/</text:a></text:p>
          </table:table-cell>
          <table:table-cell table:style-name="ce6" office:value-type="string" calcext:value-type="string">
            <text:p><text:a xlink:href="http://discord.io/SNESFGC/" xlink:type="simple">discord.io/SNESFGC/</text:a></text:p>
          </table:table-cell>
          <table:table-cell table:style-name="ce6" office:value-type="string" calcext:value-type="string">
            <text:p><text:a xlink:href="https://twitter.com/TMNT_TF" xlink:type="simple">https://twitter.com/TMNT_TF</text:a></text:p>
          </table:table-cell>
          <table:table-cell table:style-name="ce7" office:value-type="string" calcext:value-type="string">
            <text:p><text:a xlink:href="https://twitter.com/OldEra_Kamekaze" xlink:type="simple">Creator: https://twitter.com/OldEra_Kamekaze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igaBash</text:p>
          </table:table-cell>
          <table:table-cell table:style-name="ce2" office:value-type="string" calcext:value-type="string">
            <text:p>$34.99 One Time</text:p>
          </table:table-cell>
          <table:table-cell table:style-name="ce6" office:value-type="string" calcext:value-type="string">
            <text:p><text:a xlink:href="https://store.steampowered.com/app/1546400/GigaBash/" xlink:type="simple">https://store.steampowered.com/app/1546400/GigaBash/</text:a></text:p>
          </table:table-cell>
          <table:table-cell table:style-name="ce6" office:value-type="string" calcext:value-type="string">
            <text:p><text:a xlink:href="http://discord.gg/gigabash" xlink:type="simple">discord.gg/gigabash</text:a></text:p>
          </table:table-cell>
          <table:table-cell table:style-name="ce7" office:value-type="string" calcext:value-type="string">
            <text:p><text:a xlink:href="https://twitter.com/GigaBashGame" xlink:type="simple">https://twitter.com/GigaBash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bo Oh</text:p>
          </table:table-cell>
          <table:table-cell table:style-name="ce2" office:value-type="string" calcext:value-type="string">
            <text:p>$1.99 One Time</text:p>
          </table:table-cell>
          <table:table-cell table:style-name="ce7" office:value-type="string" calcext:value-type="string">
            <text:p><text:a xlink:href="https://store.steampowered.com/app/1434880/ROBO_OH/" xlink:type="simple">https://store.steampowered.com/app/1434880/ROBO_OH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FoxyBoxyGames" xlink:type="simple">https://twitter.com/FoxyBoxyGames</text:a></text:p>
          </table:table-cell>
          <table:table-cell table:style-name="ce2" office:value-type="string" calcext:value-type="string">
            <text:p>Sequal in development "Super Robo Oh: A New Fighting Spirit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chu Mega Fight</text:p>
          </table:table-cell>
          <table:table-cell table:style-name="ce2" office:value-type="string" calcext:value-type="string">
            <text:p>Free (Browser based)</text:p>
          </table:table-cell>
          <table:table-cell table:style-name="ce6" office:value-type="string" calcext:value-type="string">
            <text:p><text:a xlink:href="http://uchuzine.com/umf/e.html" xlink:type="simple">http://uchuzine.com/umf/e.html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uchuzine/" xlink:type="simple">https://twitter.com/uchuzine/</text:a></text:p>
          </table:table-cell>
          <table:table-cell table:style-name="ce2" office:value-type="string" calcext:value-type="string">
            <text:p>Works on both PC and Smartphone! Also has a JP page.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atwave</text:p>
          </table:table-cell>
          <table:table-cell table:style-name="ce2" office:value-type="string" calcext:value-type="string">
            <text:p>$5 One time</text:p>
          </table:table-cell>
          <table:table-cell table:style-name="ce7" office:value-type="string" calcext:value-type="string">
            <text:p><text:a xlink:href="https://monochromesoft.itch.io/heatwave" xlink:type="simple">https://monochromesoft.itch.io/heatwave</text:a></text:p>
          </table:table-cell>
          <table:table-cell table:style-name="ce11" office:value-type="string" calcext:value-type="string">
            <text:p><text:a xlink:href="https://discord.gg/GKRus2HFB" xlink:type="simple">https://discord.gg/GKRus2HFB</text:a></text:p>
          </table:table-cell>
          <table:table-cell table:style-name="ce7" office:value-type="string" calcext:value-type="string">
            <text:p><text:a xlink:href="https://twitter.com/Monochromesoft" xlink:type="simple">https://twitter.com/Monochromesoft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atdown Dungeon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phil-airdash.itch.io/beatdown-dungeon" xlink:type="simple">https://phil-airdash.itch.io/beatdown-dungeon</text:a></text:p>
          </table:table-cell>
          <table:table-cell table:style-name="ce7" office:value-type="string" calcext:value-type="string">
            <text:p><text:a xlink:href="https://discord.gg/wNRPQED" xlink:type="simple">https://discord.gg/wNRPQED</text:a></text:p>
          </table:table-cell>
          <table:table-cell table:style-name="ce9" office:value-type="string" calcext:value-type="string">
            <text:p><text:a xlink:href="https://twitter.com/BeatdownDungeon" xlink:type="simple">https://twitter.com/BeatdownDungeon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atdown Dungeon: Demon Day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phil-airdash.itch.io/beatdown-dungeon-demon-day" xlink:type="simple">https://phil-airdash.itch.io/beatdown-dungeon-demon-day</text:a></text:p>
          </table:table-cell>
          <table:table-cell table:style-name="ce7" office:value-type="string" calcext:value-type="string">
            <text:p><text:a xlink:href="https://discord.gg/wNRPQED" xlink:type="simple">https://discord.gg/wNRPQED</text:a></text:p>
          </table:table-cell>
          <table:table-cell table:style-name="ce9" office:value-type="string" calcext:value-type="string">
            <text:p><text:a xlink:href="https://twitter.com/BeatdownDungeon" xlink:type="simple">https://twitter.com/BeatdownDungeon</text:a></text:p>
          </table:table-cell>
          <table:table-cell table:style-name="ce2" office:value-type="string" calcext:value-type="string">
            <text:p>Sequal to Beatdown Dunge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bot Heroes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gamejolt.com/games/robotheroes/593094" xlink:type="simple">https://gamejolt.com/games/robotheroes/593094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mady_ela" xlink:type="simple">https://twitter.com/mady_ela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els of Battle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s://bvtaisei.itch.io/angels-of-battle" xlink:type="simple">https://bvtaisei.itch.io/angels-of-battle</text:a></text:p>
          </table:table-cell>
          <table:table-cell table:style-name="ce6" office:value-type="string" calcext:value-type="string">
            <text:p><text:a xlink:href="http://discord.gg/8PPNKjsFD8" xlink:type="simple">discord.gg/8PPNKjsFD8</text:a></text:p>
          </table:table-cell>
          <table:table-cell table:style-name="ce7" office:value-type="string" calcext:value-type="string">
            <text:p><text:a xlink:href="https://twitter.com/BVTaisei" xlink:type="simple">https://twitter.com/BVTaisei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os Gene</text:p>
          </table:table-cell>
          <table:table-cell table:style-name="ce2" office:value-type="string" calcext:value-type="string">
            <text:p>$12.99 One Time</text:p>
          </table:table-cell>
          <table:table-cell table:style-name="ce6" office:value-type="string" calcext:value-type="string">
            <text:p><text:a xlink:href="https://store.steampowered.com/app/1503000/The_Chaos_Gene/" xlink:type="simple">https://store.steampowered.com/app/1503000/The_Chaos_Gene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chaos_gene" xlink:type="simple">https://twitter.com/chaos_gen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vagene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s://0-massimo-0.itch.io/savagene" xlink:type="simple">https://0-massimo-0.itch.io/savagene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AnimeMakingIT" xlink:type="simple">https://twitter.com/AnimeMakingIT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d Saga Wars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cardsagaswars.wordpress.com/" xlink:type="simple">https://cardsagaswars.wordpress.com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d Saga Wars Online</text:p>
          </table:table-cell>
          <table:table-cell table:style-name="ce2" office:value-type="string" calcext:value-type="string">
            <text:p>Free</text:p>
          </table:table-cell>
          <table:table-cell table:style-name="ce6" office:value-type="string" calcext:value-type="string">
            <text:p><text:a xlink:href="https://mugen.fandom.com/wiki/Card_Sagas_Wars#Card_Sagas_Wars_Online" xlink:type="simple">https://mugenguild.com/forum/topics/card-saga-wars-online-ver-0-6b-189520.0.html</text:a></text:p>
          </table:table-cell>
          <table:table-cell table:style-name="ce6" office:value-type="string" calcext:value-type="string">
            <text:p><text:a xlink:href="https://discord.gg/6S8y2mS" xlink:type="simple">https://discord.gg/6S8y2mS</text:a>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ed to IKEMEN Engine plus additional fixes and addition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 Black Heart</text:p>
          </table:table-cell>
          <table:table-cell table:style-name="ce5" office:value-type="string" calcext:value-type="string">
            <text:p>$9.99 One Time</text:p>
          </table:table-cell>
          <table:table-cell table:style-name="ce6" office:value-type="string" calcext:value-type="string">
            <text:p><text:a xlink:href="https://store.steampowered.com/app/1431780/The_Black_Heart/" xlink:type="simple">https://store.steampowered.com/app/1431780/The_Black_Heart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TheBlackHeartVg" xlink:type="simple">https://twitter.com/TheBlackHeartVg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irby Battle Blitz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gamejolt.com/games/KBB/578480" xlink:type="simple">https://gamejolt.com/games/KBB/578480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jalenbrah?lang=en" xlink:type="simple">https://twitter.com/jalenbrah?lang=en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micom Fighters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://mcjimmy.net/famicomfighters.html" xlink:type="simple">http://mcjimmy.net/famicomfighters.html</text:a></text:p>
          </table:table-cell>
          <table:table-cell table:style-name="ce6" office:value-type="string" calcext:value-type="string">
            <text:p><text:a xlink:href="https://discordapp.com/invite/XUUWb46" xlink:type="simple">https://discordapp.com/invite/XUUWb46</text:a></text:p>
          </table:table-cell>
          <table:table-cell table:style-name="ce7" office:value-type="string" calcext:value-type="string">
            <text:p><text:a xlink:href="https://twitter.com/FamicomFighters" xlink:type="simple">https://twitter.com/FamicomFighter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zing Worldstars</text:p>
          </table:table-cell>
          <table:table-cell table:style-name="ce2" office:value-type="string" calcext:value-type="string">
            <text:p>Free currently (Alpha)</text:p>
          </table:table-cell>
          <table:table-cell table:style-name="ce7" office:value-type="string" calcext:value-type="string">
            <text:p><text:a xlink:href="https://boujieshin.itch.io/blazing-worldstars" xlink:type="simple">https://boujieshin.itch.io/blazing-worldstars</text:a></text:p>
          </table:table-cell>
          <table:table-cell table:style-name="ce2" office:value-type="string" calcext:value-type="string">
            <text:p>Patreon only</text:p>
          </table:table-cell>
          <table:table-cell table:style-name="ce9" office:value-type="string" calcext:value-type="string">
            <text:p><text:a xlink:href="https://twitter.com/bworldstars?lang=en" xlink:type="simple">https://twitter.com/bworldstars</text:a></text:p>
          </table:table-cell>
          <table:table-cell table:style-name="ce6" office:value-type="string" calcext:value-type="string">
            <text:p><text:a xlink:href="https://blazing-worldstars.mailchimpsites.com/" xlink:type="simple">https://blazing-worldstars.mailchimpsites.com/ Also has Patreon: https://www.patreon.com/bloodrune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cho Fights</text:p>
          </table:table-cell>
          <table:table-cell table:style-name="ce2" office:value-type="string" calcext:value-type="string">
            <text:p>$7.50 One time</text:p>
          </table:table-cell>
          <table:table-cell table:style-name="ce7" office:value-type="string" calcext:value-type="string">
            <text:p><text:a xlink:href="https://jack-bandai.itch.io/vecho-fights" xlink:type="simple">https://jack-bandai.itch.io/vecho-fights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MechanicsPlayer" xlink:type="simple">https://twitter.com/MechanicsPlayer</text:a></text:p>
          </table:table-cell>
          <table:table-cell table:style-name="ce7" office:value-type="string" calcext:value-type="string">
            <text:p><text:a xlink:href="https://www.patreon.com/JackBandai" xlink:type="simple">Has a Patreon: https://www.patreon.com/JackBandai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rning Souls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Burning__Souls" xlink:type="simple">https://twitter.com/Burning__Souls</text:a></text:p>
          </table:table-cell>
          <table:table-cell table:style-name="ce7" office:value-type="string" calcext:value-type="string">
            <text:p><text:a xlink:href="https://burning-souls.com/" xlink:type="simple">https://burning-souls.com/ 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d Zone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cobalt_requin" xlink:type="simple">https://twitter.com/cobalt_requin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ttered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://discord.gg/TqXvYwEjjp" xlink:type="simple">discord.gg/TqXvYwEjjp</text:a></text:p>
          </table:table-cell>
          <table:table-cell table:style-name="ce6" office:value-type="string" calcext:value-type="string">
            <text:p><text:a xlink:href="https://twitter.com/Team18K" xlink:type="simple">https://twitter.com/Team18K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tinels Inc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12" office:value-type="string" calcext:value-type="string">
            <text:p><text:a xlink:href="http://discord.gg/Hz5VuZG9mr" xlink:type="simple">http://discord.gg/Hz5VuZG9mr</text:a></text:p>
          </table:table-cell>
          <table:table-cell table:style-name="ce6" office:value-type="string" calcext:value-type="string">
            <text:p><text:a xlink:href="https://twitter.com/SentinelsInc" xlink:type="simple">https://twitter.com/SentinelsInc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ght N Jokes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store.steampowered.com/app/1328400/FightNJokes/" xlink:type="simple">https://store.steampowered.com/app/1328400/FightNJokes/</text:a></text:p>
          </table:table-cell>
          <table:table-cell table:style-name="ce7" office:value-type="string" calcext:value-type="string">
            <text:p><text:a xlink:href="http://discord.gg/eB83nQa7qH" xlink:type="simple">discord.gg/eB83nQa7qH</text:a></text:p>
          </table:table-cell>
          <table:table-cell table:style-name="ce7" office:value-type="string" calcext:value-type="string">
            <text:p><text:a xlink:href="https://twitter.com/fightnjok" xlink:type="simple">https://twitter.com/fightnjok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al Souls: The Last Bearer</text:p>
          </table:table-cell>
          <table:table-cell table:style-name="ce5" office:value-type="string" calcext:value-type="string">
            <text:p>$5.99 One Time</text:p>
          </table:table-cell>
          <table:table-cell table:style-name="ce7" office:value-type="string" calcext:value-type="string">
            <text:p><text:a xlink:href="https://store.steampowered.com/app/361100/Dual_Souls_The_Last_Bearer/" xlink:type="simple">https://store.steampowered.com/app/361100/Dual_Souls_The_Last_Bearer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GamesStun" xlink:type="simple">https://twitter.com/GamesStun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l Souls Complete Edition</text:p>
          </table:table-cell>
          <table:table-cell table:style-name="ce2" office:value-type="string" calcext:value-type="string">
            <text:p>$9.99 One Time</text:p>
          </table:table-cell>
          <table:table-cell table:style-name="ce7" office:value-type="string" calcext:value-type="string">
            <text:p><text:a xlink:href="https://store.steampowered.com/app/1125120/Dual_Souls_Complete_Edition/" xlink:type="simple">https://store.steampowered.com/app/1125120/Dual_Souls_Complete_Edition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GamesStun" xlink:type="simple">https://twitter.com/GamesStun</text:a></text:p>
          </table:table-cell>
          <table:table-cell table:style-name="ce2" office:value-type="string" calcext:value-type="string">
            <text:p>Can buy both games plus an unreleased GBA game for $13.5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ymakers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store.steampowered.com/app/1420350/Fraymakers/" xlink:type="simple">https://store.steampowered.com/app/1420350/Fraymakers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FraymakersGame" xlink:type="simple">https://twitter.com/FraymakersGame</text:a></text:p>
          </table:table-cell>
          <table:table-cell table:style-name="ce6" office:value-type="string" calcext:value-type="string">
            <text:p><text:a xlink:href="https://twitter.com/McLeodGaming" xlink:type="simple">https://twitter.com/McLeodGaming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tant Karate Canary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store.steampowered.com/app/1870800/Mutant_Karate_Canary/" xlink:type="simple">https://store.steampowered.com/app/1870800/Mutant_Karate_Canary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TroldkarlensHat" xlink:type="simple">https://twitter.com/TroldkarlensHat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shwalk Dueling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store.steampowered.com/app/1756630/Dashwalk_Dueling/" xlink:type="simple">https://store.steampowered.com/app/1756630/Dashwalk_Dueling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Dashwalk" xlink:type="simple">https://twitter.com/Dashwalk</text:a>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lemensional Rif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NinRac" xlink:type="simple">https://twitter.com/NinRac</text:a></text:p>
          </table:table-cell>
          <table:table-cell table:style-name="ce6" office:value-type="string" calcext:value-type="string">
            <text:p><text:a xlink:href="http://nrutd.com/" xlink:type="simple">http://nrutd.com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rite N Fight</text:p>
          </table:table-cell>
          <table:table-cell table:style-name="ce2" office:value-type="string" calcext:value-type="string">
            <text:p>$12.99 One Time</text:p>
          </table:table-cell>
          <table:table-cell table:style-name="ce7" office:value-type="string" calcext:value-type="string">
            <text:p><text:a xlink:href="https://store.steampowered.com/app/1666500/Write_n_Fight/" xlink:type="simple">https://store.steampowered.com/app/1666500/Write_n_Fight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WriteNFight" xlink:type="simple">https://twitter.com/WriteNFight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ck Studio</text:p>
          </table:table-cell>
          <table:table-cell table:style-name="ce2" office:value-type="string" calcext:value-type="string">
            <text:p>$14.99 One Time</text:p>
          </table:table-cell>
          <table:table-cell table:style-name="ce7" office:value-type="string" calcext:value-type="string">
            <text:p><text:a xlink:href="https://store.steampowered.com/app/1739300/Smack_Studio/?vanityredirect" xlink:type="simple">https://store.steampowered.com/app/1739300/Smack_Studio/?vanityredirect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SmackStudio" xlink:type="simple">https://twitter.com/SmackStudio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am Rush</text:p>
          </table:table-cell>
          <table:table-cell table:style-name="ce2" office:value-type="string" calcext:value-type="string">
            <text:p>Free Demo</text:p>
          </table:table-cell>
          <table:table-cell table:style-name="ce7" office:value-type="string" calcext:value-type="string">
            <text:p><text:a xlink:href="https://albertpierre.itch.io/team-rush?utm_source=video+game" xlink:type="simple">https://albertpierre.itch.io/team-rush?utm_source=video+game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RushAttackGame" xlink:type="simple">https://twitter.com/RushAttack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e Piece Fighting Adventure: Ultimate Edition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teamonepieceos.wordpress.com/" xlink:type="simple">https://teamonepieceos.wordpress.com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Originally a MUGEN project, is updated with IKEMEN but still updates with MUGEN t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shdown Revolt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tore.steampowered.com/app/1376070/Rushdown_Revolt/" xlink:type="simple">https://store.steampowered.com/app/1376070/Rushdown_Revolt/</text:a></text:p>
          </table:table-cell>
          <table:table-cell table:style-name="ce6" office:value-type="string" calcext:value-type="string">
            <text:p><text:a xlink:href="http://discord.gg/rushdownrevolt" xlink:type="simple">http://discord.gg/rushdownrevolt</text:a></text:p>
          </table:table-cell>
          <table:table-cell table:style-name="ce6" office:value-type="string" calcext:value-type="string">
            <text:p><text:a xlink:href="https://twitter.com/RushdownRevolt" xlink:type="simple">https://twitter.com/RushdownRevolt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e Strike</text:p>
          </table:table-cell>
          <table:table-cell table:style-name="ce2" office:value-type="string" calcext:value-type="string">
            <text:p>$4.99 One Time</text:p>
          </table:table-cell>
          <table:table-cell table:style-name="ce6" office:value-type="string" calcext:value-type="string">
            <text:p><text:a xlink:href="https://store.steampowered.com/app/718730/One_Strike/" xlink:type="simple">https://store.steampowered.com/app/718730/One_Strike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ag Her!</text:p>
          </table:table-cell>
          <table:table-cell table:style-name="ce2" office:value-type="string" calcext:value-type="string">
            <text:p>Free Demo</text:p>
          </table:table-cell>
          <table:table-cell table:style-name="ce6" office:value-type="string" calcext:value-type="string">
            <text:p><text:a xlink:href="https://fighting-chance.itch.io/drag-her" xlink:type="simple">https://fighting-chance.itch.io/drag-her</text:a></text:p>
          </table:table-cell>
          <table:table-cell table:style-name="ce6" office:value-type="string" calcext:value-type="string">
            <text:p><text:a xlink:href="https://discord.gg/MFqdsP5C6B" xlink:type="simple">https://discord.gg/MFqdsP5C6B</text:a></text:p>
          </table:table-cell>
          <table:table-cell table:style-name="ce6" office:value-type="string" calcext:value-type="string">
            <text:p><text:a xlink:href="https://twitter.com/dragherthegame" xlink:type="simple">https://twitter.com/dragherthe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eal Killaz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KillazCereal" xlink:type="simple">https://twitter.com/KillazCereal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ghty Fight Federation</text:p>
          </table:table-cell>
          <table:table-cell table:style-name="ce2" office:value-type="string" calcext:value-type="string">
            <text:p>$29.99 One Time</text:p>
          </table:table-cell>
          <table:table-cell table:style-name="ce7" office:value-type="string" calcext:value-type="string">
            <text:p><text:a xlink:href="https://store.steampowered.com/app/1096690/Mighty_Fight_Federation/" xlink:type="simple">https://store.steampowered.com/app/1096690/Mighty_Fight_Federation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FightMighty" xlink:type="simple">https://twitter.com/FightMighty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otsies!</text:p>
          </table:table-cell>
          <table:table-cell table:style-name="ce2" office:value-type="string" calcext:value-type="string">
            <text:p>$3.99 One Time</text:p>
          </table:table-cell>
          <table:table-cell table:style-name="ce7" office:value-type="string" calcext:value-type="string">
            <text:p><text:a xlink:href="https://store.steampowered.com/app/1344740/FOOTSIES_Rollback_Edition/" xlink:type="simple">https://store.steampowered.com/app/1344740/FOOTSIES_Rollback_Edition/</text:a></text:p>
          </table:table-cell>
          <table:table-cell table:style-name="ce7" office:value-type="string" calcext:value-type="string">
            <text:p><text:a xlink:href="http://discord.gg/PEgP3y3" xlink:type="simple">http://discord.gg/PEgP3y3</text:a></text:p>
          </table:table-cell>
          <table:table-cell table:style-name="ce6" office:value-type="string" calcext:value-type="string">
            <text:p><text:a xlink:href="https://twitter.com/HiFightTH" xlink:type="simple">https://twitter.com/HiFightTH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rvarion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polygonomicon" xlink:type="simple">https://twitter.com/polygonomicon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Rumble Fish 2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store.steampowered.com/app/2059960/The_Rumble_Fish_2/" xlink:type="simple">https://store.steampowered.com/app/2059960/The_Rumble_Fish_2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Had an arcade release in 2005, coming to console and PC now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ladihoppers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dreamonstudios.itch.io/gladihoppers" xlink:type="simple">https://dreamonstudios.itch.io/gladihoppers</text:a></text:p>
          </table:table-cell>
          <table:table-cell table:style-name="ce7" office:value-type="string" calcext:value-type="string">
            <text:p><text:a xlink:href="https://discord.gg/dreamon" xlink:type="simple">https://discord.gg/dreamon</text:a></text:p>
          </table:table-cell>
          <table:table-cell table:style-name="ce6" office:value-type="string" calcext:value-type="string">
            <text:p><text:a xlink:href="https://twitter.com/DreamonStudios" xlink:type="simple">https://twitter.com/DreamonStudio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kai</text:p>
          </table:table-cell>
          <table:table-cell table:style-name="ce2" office:value-type="string" calcext:value-type="string">
            <text:p>$3.00 One Time</text:p>
          </table:table-cell>
          <table:table-cell table:style-name="ce7" office:value-type="string" calcext:value-type="string">
            <text:p><text:a xlink:href="https://freezydev.itch.io/hakai" xlink:type="simple">https://freezydev.itch.io/hakai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freezypop8" xlink:type="simple">https://twitter.com/freezypop8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rst Cut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drasnus.itch.io/first-cut" xlink:type="simple">https://drasnus.itch.io/first-cut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Rast!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rc-cobalt.itch.io/vrast-vrm-fighting-game" xlink:type="simple">https://rc-cobalt.itch.io/vrast-vrm-fighting-game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rc_cobalt" xlink:type="simple">https://twitter.com/rc_cobalt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ice, Dice &amp; Rice</text:p>
          </table:table-cell>
          <table:table-cell table:style-name="ce2" office:value-type="string" calcext:value-type="string">
            <text:p>$9.99 One Time</text:p>
          </table:table-cell>
          <table:table-cell table:style-name="ce7" office:value-type="string" calcext:value-type="string">
            <text:p><text:a xlink:href="https://store.steampowered.com/app/598450/Slice_Dice__Rice/" xlink:type="simple">https://store.steampowered.com/app/598450/Slice_Dice__Rice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ggnog+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madgarden.itch.io/eggnogg" xlink:type="simple">https://madgarden.itch.io/eggnogg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madgarden" xlink:type="simple">https://twitter.com/madgarden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kophoros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nmaehlmann.itch.io/diskophoros" xlink:type="simple">https://nmaehlmann.itch.io/diskophoros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nmaehlmann" xlink:type="simple">https://twitter.com/nmaehlmann</text:a></text:p>
          </table:table-cell>
          <table:table-cell table:style-name="ce2" office:value-type="string" calcext:value-type="string">
            <text:p>Probably should throw it in the Local Party Vs/Co-Op tab, but I'm to lazy right now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le of the Fighting Nymphs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tore.steampowered.com/app/1780690/The_Tale_of_Fighting_Nymphs/" xlink:type="simple">https://store.steampowered.com/app/1780690/The_Tale_of_Fighting_Nymphs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MyungsooLim" xlink:type="simple">https://twitter.com/MyungsooLim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ash of the Metal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store.steampowered.com/app/1745350/Clash_of_the_Metal/" xlink:type="simple">https://store.steampowered.com/app/1745350/Clash_of_the_Metal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ClashOfTheMetal" xlink:type="simple">https://twitter.com/ClashOfTheMetal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sh Bash 2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mellowisdumb.itch.io/smash-bash-2" xlink:type="simple">https://mellowisdumb.itch.io/smash-bash-2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MellowIsDumb" xlink:type="simple">https://twitter.com/MellowIsDumb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an Evolution Butouden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zanzanryu.itch.io/ikemenngpc-zan-evolution-butouden" xlink:type="simple">https://zanzanryu.itch.io/ikemenngpc-zan-evolution-butouden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ZanZanryu" xlink:type="simple">https://twitter.com/ZanZanryu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sh 64 Remix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mash64.online/remix/" xlink:type="simple">https://smash64.online/remix/</text:a></text:p>
          </table:table-cell>
          <table:table-cell table:style-name="ce7" office:value-type="string" calcext:value-type="string">
            <text:p><text:a xlink:href="http://discord.gg/Kr6J6PH" xlink:type="simple">discord.gg/Kr6J6PH</text:a></text:p>
          </table:table-cell>
          <table:table-cell table:style-name="ce7" office:value-type="string" calcext:value-type="string">
            <text:p><text:a xlink:href="https://twitter.com/SmashRemix" xlink:type="simple">https://twitter.com/SmashRemix</text:a></text:p>
          </table:table-cell>
          <table:table-cell table:style-name="ce2" office:value-type="string" calcext:value-type="string">
            <text:p>While not a true indie game, the amount of work and dedication in this mod is something crazy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sing Spirit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RisingSpiritVG" xlink:type="simple">https://twitter.com/RisingSpiritVG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ash of the Monsters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tore.steampowered.com/app/431500/Clash_of_the_Monsters/" xlink:type="simple">https://store.steampowered.com/app/431500/Clash_of_the_Monsters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This game is so freeware they don't have a model for the Invisible man who is a playable character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tual Tournament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tore.steampowered.com/app/1831970/Ritual_Tournament/" xlink:type="simple">https://store.steampowered.com/app/1831970/Ritual_Tournament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de Strangers</text:p>
          </table:table-cell>
          <table:table-cell table:style-name="ce2" office:value-type="string" calcext:value-type="string">
            <text:p>$19.99 One Time</text:p>
          </table:table-cell>
          <table:table-cell table:style-name="ce7" office:value-type="string" calcext:value-type="string">
            <text:p><text:a xlink:href="https://store.steampowered.com/app/565170/Blade_Strangers/" xlink:type="simple">https://store.steampowered.com/app/565170/Blade_Strangers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celeration of SUGURI 2</text:p>
          </table:table-cell>
          <table:table-cell table:style-name="ce5" office:value-type="string" calcext:value-type="string">
            <text:p>$8.99 One Time</text:p>
          </table:table-cell>
          <table:table-cell table:style-name="ce7" office:value-type="string" calcext:value-type="string">
            <text:p><text:a xlink:href="https://store.steampowered.com/app/390710/Acceleration_of_SUGURI_2/" xlink:type="simple">https://store.steampowered.com/app/390710/Acceleration_of_SUGURI_2/</text:a></text:p>
          </table:table-cell>
          <table:table-cell table:style-name="ce6" office:value-type="string" calcext:value-type="string">
            <text:p><text:a xlink:href="http://discord.gg/fruitbatfactory" xlink:type="simple">discord.gg/fruitbatfactory</text:a></text:p>
          </table:table-cell>
          <table:table-cell table:style-name="ce6" office:value-type="string" calcext:value-type="string">
            <text:p><text:a xlink:href="https://twitter.com/FruitbatFactory" xlink:type="simple">https://twitter.com/FruitbatFactory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ghtcrab</text:p>
          </table:table-cell>
          <table:table-cell table:style-name="ce2" office:value-type="string" calcext:value-type="string">
            <text:p>$19.99 One Time</text:p>
          </table:table-cell>
          <table:table-cell table:style-name="ce7" office:value-type="string" calcext:value-type="string">
            <text:p><text:a xlink:href="https://store.steampowered.com/app/1213750/Fight_Crab/" xlink:type="simple">https://store.steampowered.com/app/1213750/Fight_Crab/</text:a></text:p>
          </table:table-cell>
          <table:table-cell table:style-name="ce6" office:value-type="string" calcext:value-type="string">
            <text:p><text:a xlink:href="https://discordapp.com/invite/wNvrmvK" xlink:type="simple">https://discordapp.com/invite/wNvrmvK</text:a></text:p>
          </table:table-cell>
          <table:table-cell table:style-name="ce9" office:value-type="string" calcext:value-type="string">
            <text:p><text:a xlink:href="https://twitter.com/playismEN" xlink:type="simple">https://twitter.com/crab_fight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FUMOFUSENSEN</text:p>
          </table:table-cell>
          <table:table-cell table:style-name="ce2" office:value-type="string" calcext:value-type="string">
            <text:p>$5.99 One Time</text:p>
          </table:table-cell>
          <table:table-cell table:style-name="ce7" office:value-type="string" calcext:value-type="string">
            <text:p><text:a xlink:href="https://www.nintendo.com/store/products/mofumofusensen-switch/" xlink:type="simple">https://www.nintendo.com/store/products/mofumofusensen-switch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BURNSOUCOU" xlink:type="simple">https://twitter.com/BURNSOUCOU</text:a></text:p>
          </table:table-cell>
          <table:table-cell table:style-name="ce2" office:value-type="string" calcext:value-type="string">
            <text:p>Switch only game at the moment, might come to P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ribash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tore.steampowered.com/app/248570/Toribash/" xlink:type="simple">https://store.steampowered.com/app/248570/Toribash/</text:a></text:p>
          </table:table-cell>
          <table:table-cell table:style-name="ce6" office:value-type="string" calcext:value-type="string">
            <text:p><text:a xlink:href="https://discord.gg/toribash" xlink:type="simple">https://discord.gg/toribash</text:a></text:p>
          </table:table-cell>
          <table:table-cell table:style-name="ce7" office:value-type="string" calcext:value-type="string">
            <text:p><text:a xlink:href="https://twitter.com/toribash/" xlink:type="simple">https://twitter.com/toribash/</text:a></text:p>
          </table:table-cell>
          <table:table-cell table:number-columns-repeated="1019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ighting Games'.A86:'Fighting Games'.A86">
            <calcext:condition calcext:apply-style-name="ConditionalStyle_1" calcext:value="formula-is(LEN(TRIM([.A86]))&gt;0)" calcext:base-cell-address="'Fighting Games'.A86"/>
          </calcext:conditional-format>
        </calcext:conditional-formats>
      </table:table>
      <table:table table:name="Local Party VsCo-Op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iscord</text:p>
          </table:table-cell>
          <table:table-cell table:style-name="ce1" office:value-type="string" calcext:value-type="string">
            <text:p>Twitter</text:p>
          </table:table-cell>
          <table:table-cell table:style-name="ce1" office:value-type="string" calcext:value-type="string">
            <text:p>Other Info/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awl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6" office:value-type="string" calcext:value-type="string">
            <text:p><text:a xlink:href="https://store.steampowered.com/app/293780/Crawl/" xlink:type="simple">https://store.steampowered.com/app/293780/Crawl/</text:a></text:p>
          </table:table-cell>
          <table:table-cell table:style-name="ce6" office:value-type="string" calcext:value-type="string">
            <text:p><text:a xlink:href="https://discord.com/invite/powerhoof" xlink:type="simple">https://discord.com/invite/powerhoof</text:a></text:p>
          </table:table-cell>
          <table:table-cell table:style-name="ce7" office:value-type="string" calcext:value-type="string">
            <text:p><text:a xlink:href="https://twitter.com/Powerhoof" xlink:type="simple">https://twitter.com/Powerhoof</text:a></text:p>
          </table:table-cell>
          <table:table-cell table:style-name="ce7" office:value-type="string" calcext:value-type="string">
            <text:p><text:a xlink:href="https://www.powerhoof.com/" xlink:type="simple">Lots of fun and free games: https://www.powerhoof.com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gular Human Basketball</text:p>
          </table:table-cell>
          <table:table-cell table:style-name="ce5" office:value-type="float" office:value="4.99" calcext:value-type="float">
            <text:p>$4.99</text:p>
          </table:table-cell>
          <table:table-cell table:style-name="ce7" office:value-type="string" calcext:value-type="string">
            <text:p><text:a xlink:href="https://store.steampowered.com/app/661940/Regular_Human_Basketball/" xlink:type="simple">https://store.steampowered.com/app/661940/Regular_Human_Basketball/</text:a></text:p>
          </table:table-cell>
          <table:table-cell table:style-name="ce7" office:value-type="string" calcext:value-type="string">
            <text:p><text:a xlink:href="https://discord.com/invite/powerhoof" xlink:type="simple">https://discord.com/invite/powerhoof</text:a></text:p>
          </table:table-cell>
          <table:table-cell table:style-name="ce7" office:value-type="string" calcext:value-type="string">
            <text:p><text:a xlink:href="https://twitter.com/Powerhoof" xlink:type="simple">https://twitter.com/Powerhoof</text:a></text:p>
          </table:table-cell>
          <table:table-cell table:style-name="ce2" office:value-type="string" calcext:value-type="string">
            <text:p>^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ser League: World Arena</text:p>
          </table:table-cell>
          <table:table-cell table:style-name="ce2" office:value-type="string" calcext:value-type="string">
            <text:p>Free</text:p>
          </table:table-cell>
          <table:table-cell table:style-name="ce7" office:value-type="string" calcext:value-type="string">
            <text:p><text:a xlink:href="https://store.steampowered.com/app/570460/Laser_League_World_Arena/" xlink:type="simple">https://store.steampowered.com/app/570460/Laser_League_World_Arena/</text:a></text:p>
          </table:table-cell>
          <table:table-cell table:style-name="ce6" office:value-type="string" calcext:value-type="string">
            <text:p><text:a xlink:href="https://discord.gg/LaserLeague" xlink:type="simple">https://discord.gg/LaserLeague</text:a>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n old Twitter account exists but is dead since being sold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bot Rollar-Derby Disco Dodgeball</text:p>
          </table:table-cell>
          <table:table-cell table:style-name="ce5" office:value-type="float" office:value="9.99" calcext:value-type="float">
            <text:p>$9.99</text:p>
          </table:table-cell>
          <table:table-cell table:style-name="ce6" office:value-type="string" calcext:value-type="string">
            <text:p><text:a xlink:href="https://store.steampowered.com/app/270450/Robot_RollerDerby_Disco_Dodgeball/" xlink:type="simple">https://store.steampowered.com/app/270450/Robot_RollerDerby_Disco_Dodgeball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82apps" xlink:type="simple">https://twitter.com/82app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eedrunners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207140/SpeedRunners/" xlink:type="simple">https://store.steampowered.com/app/207140/SpeedRunners/</text:a></text:p>
          </table:table-cell>
          <table:table-cell table:style-name="ce7" office:value-type="string" calcext:value-type="string">
            <text:p><text:a xlink:href="https://discordapp.com/invite/tinybuild" xlink:type="simple">https://discordapp.com/invite/tinybuild</text:a></text:p>
          </table:table-cell>
          <table:table-cell table:style-name="ce6" office:value-type="string" calcext:value-type="string">
            <text:p><text:a xlink:href="https://twitter.com/tinyBuild" xlink:type="simple">https://twitter.com/tinyBuild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mmel Party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880940/Pummel_Party/" xlink:type="simple">https://store.steampowered.com/app/880940/Pummel_Party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RebuiltGames" xlink:type="simple">https://twitter.com/Rebuilt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ltimate Chicken Horse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386940/Ultimate_Chicken_Horse/" xlink:type="simple">https://store.steampowered.com/app/386940/Ultimate_Chicken_Horse/</text:a></text:p>
          </table:table-cell>
          <table:table-cell table:style-name="ce6" office:value-type="string" calcext:value-type="string">
            <text:p><text:a xlink:href="http://discord.gg/uch" xlink:type="simple">discord.gg/uch</text:a></text:p>
          </table:table-cell>
          <table:table-cell table:style-name="ce6" office:value-type="string" calcext:value-type="string">
            <text:p><text:a xlink:href="https://twitter.com/ClevEndeavGames" xlink:type="simple">https://twitter.com/ClevEndeav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ick Fight: The Game</text:p>
          </table:table-cell>
          <table:table-cell table:style-name="ce5" office:value-type="float" office:value="4.99" calcext:value-type="float">
            <text:p>$4.99</text:p>
          </table:table-cell>
          <table:table-cell table:style-name="ce7" office:value-type="string" calcext:value-type="string">
            <text:p><text:a xlink:href="https://store.steampowered.com/app/674940/Stick_Fight_The_Game/" xlink:type="simple">https://store.steampowered.com/app/674940/Stick_Fight_The_Game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LandfallGames" xlink:type="simple">https://twitter.com/Landfall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ck Game</text:p>
          </table:table-cell>
          <table:table-cell table:style-name="ce5" office:value-type="float" office:value="12.99" calcext:value-type="float">
            <text:p>$12.99</text:p>
          </table:table-cell>
          <table:table-cell table:style-name="ce7" office:value-type="string" calcext:value-type="string">
            <text:p><text:a xlink:href="https://store.steampowered.com/app/312530/Duck_Game/" xlink:type="simple">https://store.steampowered.com/app/312530/Duck_Game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ng Beasts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tore.steampowered.com/app/285900/Gang_Beasts/" xlink:type="simple">https://store.steampowered.com/app/285900/Gang_Beasts/</text:a></text:p>
          </table:table-cell>
          <table:table-cell/>
          <table:table-cell table:style-name="ce6" office:value-type="string" calcext:value-type="string">
            <text:p><text:a xlink:href="https://twitter.com/gangbeasts" xlink:type="simple">https://twitter.com/gangbeast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ital Jousting</text:p>
          </table:table-cell>
          <table:table-cell table:style-name="ce5" office:value-type="float" office:value="6.99" calcext:value-type="float">
            <text:p>$6.99</text:p>
          </table:table-cell>
          <table:table-cell table:style-name="ce7" office:value-type="string" calcext:value-type="string">
            <text:p><text:a xlink:href="https://store.steampowered.com/app/469820/Genital_Jousting/" xlink:type="simple">https://store.steampowered.com/app/469820/Genital_Jousting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mmerwatch</text:p>
          </table:table-cell>
          <table:table-cell table:style-name="ce5" office:value-type="float" office:value="9.99" calcext:value-type="float">
            <text:p>$9.99</text:p>
          </table:table-cell>
          <table:table-cell table:style-name="ce7" office:value-type="string" calcext:value-type="string">
            <text:p><text:a xlink:href="https://store.steampowered.com/app/239070/Hammerwatch/" xlink:type="simple">https://store.steampowered.com/app/239070/Hammerwatch/</text:a></text:p>
          </table:table-cell>
          <table:table-cell table:style-name="ce7" office:value-type="string" calcext:value-type="string">
            <text:p><text:a xlink:href="http://discord.gg/hammerwatch" xlink:type="simple">http://discord.gg/hammerwatch</text:a></text:p>
          </table:table-cell>
          <table:table-cell table:style-name="ce6" office:value-type="string" calcext:value-type="string">
            <text:p><text:a xlink:href="https://twitter.com/RealCrackshell" xlink:type="simple">https://twitter.com/RealCrackshell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oes of Hammerwatch</text:p>
          </table:table-cell>
          <table:table-cell table:style-name="ce5" office:value-type="float" office:value="11.99" calcext:value-type="float">
            <text:p>$11.99</text:p>
          </table:table-cell>
          <table:table-cell table:style-name="ce6" office:value-type="string" calcext:value-type="string">
            <text:p><text:a xlink:href="https://store.steampowered.com/app/677120/Heroes_of_Hammerwatch/" xlink:type="simple">https://store.steampowered.com/app/677120/Heroes_of_Hammerwatch/</text:a></text:p>
          </table:table-cell>
          <table:table-cell table:style-name="ce7" office:value-type="string" calcext:value-type="string">
            <text:p><text:a xlink:href="http://discord.gg/hammerwatch" xlink:type="simple">http://discord.gg/hammerwatch</text:a></text:p>
          </table:table-cell>
          <table:table-cell table:style-name="ce6" office:value-type="string" calcext:value-type="string">
            <text:p><text:a xlink:href="https://twitter.com/RealCrackshell" xlink:type="simple">https://twitter.com/RealCrackshell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lldivers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tore.steampowered.com/app/394510/HELLDIVERS_Dive_Harder_Edition/" xlink:type="simple">https://store.steampowered.com/app/394510/HELLDIVERS_Dive_Harder_Edition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arrowheadgs" xlink:type="simple">https://twitter.com/arrowheadg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untlet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6" office:value-type="string" calcext:value-type="string">
            <text:p><text:a xlink:href="https://store.steampowered.com/app/258970/Gauntlet_Slayer_Edition/" xlink:type="simple">https://store.steampowered.com/app/258970/Gauntlet_Slayer_Edition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arrowheadgs" xlink:type="simple">https://twitter.com/arrowheadg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dden in Plain Sight</text:p>
          </table:table-cell>
          <table:table-cell table:style-name="ce5" office:value-type="float" office:value="5.99" calcext:value-type="float">
            <text:p>$5.99</text:p>
          </table:table-cell>
          <table:table-cell table:style-name="ce6" office:value-type="string" calcext:value-type="string">
            <text:p><text:a xlink:href="https://store.steampowered.com/app/303590/Hidden_in_Plain_Sight/" xlink:type="simple">https://store.steampowered.com/app/303590/Hidden_in_Plain_Sight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man: Fall Flat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tore.steampowered.com/app/477160/Human_Fall_Flat/" xlink:type="simple">https://store.steampowered.com/app/477160/Human_Fall_Flat/</text:a></text:p>
          </table:table-cell>
          <table:table-cell table:style-name="ce7" office:value-type="string" calcext:value-type="string">
            <text:p><text:a xlink:href="https://discord.gg/pYvSxvarMq" xlink:type="simple">https://discord.gg/pYvSxvarMq</text:a></text:p>
          </table:table-cell>
          <table:table-cell table:style-name="ce7" office:value-type="string" calcext:value-type="string">
            <text:p><text:a xlink:href="https://twitter.com/curvegames" xlink:type="simple">https://twitter.com/curve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reets of Rage 4</text:p>
          </table:table-cell>
          <table:table-cell table:style-name="ce5" office:value-type="float" office:value="24.99" calcext:value-type="float">
            <text:p>$24.99</text:p>
          </table:table-cell>
          <table:table-cell table:style-name="ce7" office:value-type="string" calcext:value-type="string">
            <text:p><text:a xlink:href="https://store.steampowered.com/app/985890/Streets_of_Rage_4/" xlink:type="simple">https://store.steampowered.com/app/985890/Streets_of_Rage_4/</text:a></text:p>
          </table:table-cell>
          <table:table-cell table:style-name="ce6" office:value-type="string" calcext:value-type="string">
            <text:p><text:a xlink:href="https://discordapp.com/invite/vpsEkg6" xlink:type="simple">https://discordapp.com/invite/vpsEkg6</text:a></text:p>
          </table:table-cell>
          <table:table-cell table:style-name="ce6" office:value-type="string" calcext:value-type="string">
            <text:p><text:a xlink:href="https://twitter.com/lizardcube" xlink:type="simple">https://twitter.com/lizardcub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rcenary Kings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tore.steampowered.com/app/218820/Mercenary_Kings_Reloaded_Edition/" xlink:type="simple">https://store.steampowered.com/app/218820/Mercenary_Kings_Reloaded_Edition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murai Gunn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239090/Samurai_Gunn/" xlink:type="simple">https://store.steampowered.com/app/239090/Samurai_Gunn/</text:a></text:p>
          </table:table-cell>
          <table:table-cell table:style-name="ce7" office:value-type="string" calcext:value-type="string">
            <text:p><text:a xlink:href="http://discord.gg/jKtVxbe" xlink:type="simple">discord.gg/jKtVxbe</text:a></text:p>
          </table:table-cell>
          <table:table-cell table:style-name="ce6" office:value-type="string" calcext:value-type="string">
            <text:p><text:a xlink:href="https://twitter.com/SamuraiGunn" xlink:type="simple">https://twitter.com/SamuraiGunn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murai Gunn 2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1397790/Samurai_Gunn_2/" xlink:type="simple">https://store.steampowered.com/app/1397790/Samurai_Gunn_2/</text:a></text:p>
          </table:table-cell>
          <table:table-cell table:style-name="ce7" office:value-type="string" calcext:value-type="string">
            <text:p><text:a xlink:href="http://discord.gg/jKtVxbe" xlink:type="simple">discord.gg/jKtVxbe</text:a></text:p>
          </table:table-cell>
          <table:table-cell table:style-name="ce6" office:value-type="string" calcext:value-type="string">
            <text:p><text:a xlink:href="https://twitter.com/SamuraiGunn" xlink:type="simple">https://twitter.com/SamuraiGunn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reenCheat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301970/Screencheat/" xlink:type="simple">https://store.steampowered.com/app/301970/Screencheat/</text:a></text:p>
          </table:table-cell>
          <table:table-cell table:style-name="ce6" office:value-type="string" calcext:value-type="string">
            <text:p><text:a xlink:href="http://discord.gg/samuraipunk" xlink:type="simple">http://discord.gg/samuraipunk</text:a></text:p>
          </table:table-cell>
          <table:table-cell table:style-name="ce6" office:value-type="string" calcext:value-type="string">
            <text:p><text:a xlink:href="https://twitter.com/samuraipunk" xlink:type="simple">https://twitter.com/samuraipunk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 Sundown: Shots in the Dark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419700/AT_SUNDOWN_Shots_in_the_Dark/" xlink:type="simple">https://store.steampowered.com/app/419700/AT_SUNDOWN_Shots_in_the_Dark/</text:a></text:p>
          </table:table-cell>
          <table:table-cell table:style-name="ce9" office:value-type="string" calcext:value-type="string">
            <text:p><text:a xlink:href="https://bit.ly/sundown-discord" xlink:type="simple">https://discord.com/invite/atsundown</text:a></text:p>
          </table:table-cell>
          <table:table-cell table:style-name="ce6" office:value-type="string" calcext:value-type="string">
            <text:p><text:a xlink:href="https://twitter.com/SundownGame" xlink:type="simple">https://twitter.com/Sundown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iller Queen Black</text:p>
          </table:table-cell>
          <table:table-cell table:style-name="ce5" office:value-type="float" office:value="9.99" calcext:value-type="float">
            <text:p>$9.99</text:p>
          </table:table-cell>
          <table:table-cell table:style-name="ce7" office:value-type="string" calcext:value-type="string">
            <text:p><text:a xlink:href="https://store.steampowered.com/app/663670/Killer_Queen_Black/" xlink:type="simple">https://store.steampowered.com/app/663670/Killer_Queen_Black/</text:a></text:p>
          </table:table-cell>
          <table:table-cell table:style-name="ce6" office:value-type="string" calcext:value-type="string">
            <text:p><text:a xlink:href="https://discord.com/invite/killerqueenblack" xlink:type="simple">https://discord.com/invite/killerqueenblack</text:a></text:p>
          </table:table-cell>
          <table:table-cell table:style-name="ce6" office:value-type="string" calcext:value-type="string">
            <text:p><text:a xlink:href="https://twitter.com/killerqueenblk" xlink:type="simple">https://twitter.com/killerqueenblk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werfall Ascension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251470/TowerFall_Ascension/" xlink:type="simple">https://store.steampowered.com/app/251470/TowerFall_Ascension/</text:a></text:p>
          </table:table-cell>
          <table:table-cell table:style-name="ce7" office:value-type="string" calcext:value-type="string">
            <text:p><text:a xlink:href="http://discord.gg/xuwy39H" xlink:type="simple">http://discord.gg/xuwy39H </text:a></text:p>
          </table:table-cell>
          <table:table-cell table:style-name="ce6" office:value-type="string" calcext:value-type="string">
            <text:p><text:a xlink:href="https://twitter.com/exok_games" xlink:type="simple">https://twitter.com/exok_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pper's Delight</text:p>
          </table:table-cell>
          <table:table-cell table:style-name="ce5" office:value-type="float" office:value="7.99" calcext:value-type="float">
            <text:p>$7.99</text:p>
          </table:table-cell>
          <table:table-cell table:style-name="ce7" office:value-type="string" calcext:value-type="string">
            <text:p><text:a xlink:href="https://store.steampowered.com/app/467760/Trappers_Delight/" xlink:type="simple">https://store.steampowered.com/app/467760/Trappers_Delight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shrimpcave" xlink:type="simple">https://twitter.com/shrimpcav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tical Drop Heroes HD</text:p>
          </table:table-cell>
          <table:table-cell table:style-name="ce5" office:value-type="float" office:value="6.99" calcext:value-type="float">
            <text:p>$6.99</text:p>
          </table:table-cell>
          <table:table-cell table:style-name="ce7" office:value-type="string" calcext:value-type="string">
            <text:p><text:a xlink:href="https://store.steampowered.com/app/311480/Vertical_Drop_Heroes_HD/" xlink:type="simple">https://store.steampowered.com/app/311480/Vertical_Drop_Heroes_HD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nerdook" xlink:type="simple">https://twitter.com/nerdook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Ascent</text:p>
          </table:table-cell>
          <table:table-cell table:style-name="ce5" office:value-type="float" office:value="29.99" calcext:value-type="float">
            <text:p>$29.99</text:p>
          </table:table-cell>
          <table:table-cell table:style-name="ce6" office:value-type="string" calcext:value-type="string">
            <text:p><text:a xlink:href="https://store.steampowered.com/app/979690/The_Ascent/" xlink:type="simple">https://store.steampowered.com/app/979690/The_Ascent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AscentTheGame" xlink:type="simple">https://twitter.com/AscentThe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egis Defenders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tore.steampowered.com/app/371140/Aegis_Defenders/" xlink:type="simple">https://store.steampowered.com/app/371140/Aegis_Defenders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Moon Fields</text:p>
          </table:table-cell>
          <table:table-cell table:style-name="ce4" office:value-type="float" office:value="20" calcext:value-type="float">
            <text:p>$20</text:p>
          </table:table-cell>
          <table:table-cell table:style-name="ce7" office:value-type="string" calcext:value-type="string">
            <text:p><text:a xlink:href="https://lunarsignals.itch.io/the-moon-fields" xlink:type="simple">https://lunarsignals.itch.io/the-moon-fields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Game has been abandoned for now, but the Dev might or might not work on it again. Or even make it free, just keep it in your sigh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visigun: Reloaded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ombr.itch.io/invisigun" xlink:type="simple">https://sombr.itch.io/invisigun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shadiradio" xlink:type="simple">https://twitter.com/shadiradio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ldren of Morta</text:p>
          </table:table-cell>
          <table:table-cell table:style-name="ce5" office:value-type="float" office:value="21.99" calcext:value-type="float">
            <text:p>$21.99</text:p>
          </table:table-cell>
          <table:table-cell table:style-name="ce7" office:value-type="string" calcext:value-type="string">
            <text:p><text:a xlink:href="https://store.steampowered.com/app/330020/Children_of_Morta/" xlink:type="simple">https://store.steampowered.com/app/330020/Children_of_Morta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ChildrenOfMorta" xlink:type="simple">https://twitter.com/ChildrenOfMorta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ok, Serve, Delicious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tore.steampowered.com/app/1000030/Cook_Serve_Delicious_3/" xlink:type="simple">https://store.steampowered.com/app/1000030/Cook_Serve_Delicious_3/</text:a></text:p>
          </table:table-cell>
          <table:table-cell table:style-name="ce6" office:value-type="string" calcext:value-type="string">
            <text:p><text:a xlink:href="https://discord.gg/cookservedelicious" xlink:type="simple">https://discord.gg/cookservedelicious</text:a></text:p>
          </table:table-cell>
          <table:table-cell table:style-name="ce7" office:value-type="string" calcext:value-type="string">
            <text:p><text:a xlink:href="https://twitter.com/chubigans" xlink:type="simple">https://twitter.com/chubigan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ert Child</text:p>
          </table:table-cell>
          <table:table-cell table:style-name="ce5" office:value-type="float" office:value="11.99" calcext:value-type="float">
            <text:p>$11.99</text:p>
          </table:table-cell>
          <table:table-cell table:style-name="ce7" office:value-type="string" calcext:value-type="string">
            <text:p><text:a xlink:href="https://store.steampowered.com/app/844050/Desert_Child/" xlink:type="simple">https://store.steampowered.com/app/844050/Desert_Child/</text:a></text:p>
          </table:table-cell>
          <table:table-cell table:style-name="ce6" office:value-type="string" calcext:value-type="string">
            <text:p><text:a xlink:href="https://discord.gg/akuparagames" xlink:type="simple">https://discord.gg/akuparagames</text:a></text:p>
          </table:table-cell>
          <table:table-cell table:style-name="ce7" office:value-type="string" calcext:value-type="string">
            <text:p><text:a xlink:href="https://twitter.com/akuparagames" xlink:type="simple">https://twitter.com/akupara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n't Starve Together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322330/Dont_Starve_Together/" xlink:type="simple">https://store.steampowered.com/app/322330/Dont_Starve_Together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klei" xlink:type="simple">https://twitter.com/klei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Escapists 2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tore.steampowered.com/app/641990/The_Escapists_2/" xlink:type="simple">https://store.steampowered.com/app/641990/The_Escapists_2/</text:a></text:p>
          </table:table-cell>
          <table:table-cell/>
          <table:table-cell table:style-name="ce7" office:value-type="string" calcext:value-type="string">
            <text:p><text:a xlink:href="https://twitter.com/Escapists_Game" xlink:type="simple">https://twitter.com/Escapists_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 the King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tore.steampowered.com/app/527230/For_The_King/" xlink:type="simple">https://store.steampowered.com/app/527230/For_The_King/</text:a></text:p>
          </table:table-cell>
          <table:table-cell table:style-name="ce7" office:value-type="string" calcext:value-type="string">
            <text:p><text:a xlink:href="http://discord.gg/rsYemNyQcC" xlink:type="simple">discord.gg/rsYemNyQcC</text:a></text:p>
          </table:table-cell>
          <table:table-cell table:style-name="ce7" office:value-type="string" calcext:value-type="string">
            <text:p><text:a xlink:href="https://twitter.com/IronOakGames" xlink:type="simple">https://twitter.com/IronOakGames</text:a></text:p>
          </table:table-cell>
          <table:table-cell table:style-name="ce2" office:value-type="string" calcext:value-type="string">
            <text:p>For the King 2 is on the wa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ll Metal Furies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tore.steampowered.com/app/416600/Full_Metal_Furies/" xlink:type="simple">https://store.steampowered.com/app/416600/Full_Metal_Furies/</text:a></text:p>
          </table:table-cell>
          <table:table-cell table:style-name="ce6" office:value-type="string" calcext:value-type="string">
            <text:p><text:a xlink:href="https://discord.gg/cellardoorgames" xlink:type="simple">https://discord.gg/cellardoorgames</text:a></text:p>
          </table:table-cell>
          <table:table-cell table:style-name="ce7" office:value-type="string" calcext:value-type="string">
            <text:p><text:a xlink:href="https://twitter.com/CellarDoorGames" xlink:type="simple">https://twitter.com/CellarDoor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ip: Combat Racing</text:p>
          </table:table-cell>
          <table:table-cell table:style-name="ce5" office:value-type="float" office:value="29.99" calcext:value-type="float">
            <text:p>$29.99</text:p>
          </table:table-cell>
          <table:table-cell table:style-name="ce7" office:value-type="string" calcext:value-type="string">
            <text:p><text:a xlink:href="https://store.steampowered.com/app/396900/GRIP_Combat_Racing/" xlink:type="simple">https://store.steampowered.com/app/396900/GRIP_Combat_Racing/</text:a></text:p>
          </table:table-cell>
          <table:table-cell table:style-name="ce7" office:value-type="string" calcext:value-type="string">
            <text:p><text:a xlink:href="https://discord.gg/grip" xlink:type="simple">https://discord.gg/grip</text:a></text:p>
          </table:table-cell>
          <table:table-cell table:style-name="ce7" office:value-type="string" calcext:value-type="string">
            <text:p><text:a xlink:href="https://twitter.com/GRIPVideoGame" xlink:type="simple">https://twitter.com/GRIPVideo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Hat in Time</text:p>
          </table:table-cell>
          <table:table-cell table:style-name="ce5" office:value-type="float" office:value="29.99" calcext:value-type="float">
            <text:p>$29.99</text:p>
          </table:table-cell>
          <table:table-cell table:style-name="ce7" office:value-type="string" calcext:value-type="string">
            <text:p><text:a xlink:href="https://store.steampowered.com/app/253230/A_Hat_in_Time/" xlink:type="simple">https://store.steampowered.com/app/253230/A_Hat_in_Time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HatInTime" xlink:type="simple">https://twitter.com/HatInTi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ave Ho</text:p>
          </table:table-cell>
          <table:table-cell table:style-name="ce5" office:value-type="float" office:value="9.99" calcext:value-type="float">
            <text:p>$9.99</text:p>
          </table:table-cell>
          <table:table-cell table:style-name="ce7" office:value-type="string" calcext:value-type="string">
            <text:p><text:a xlink:href="https://store.steampowered.com/app/905340/Heave_Ho/" xlink:type="simple">https://store.steampowered.com/app/905340/Heave_Ho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eep Talking and Nobody Explodes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341800/Keep_Talking_and_Nobody_Explodes/" xlink:type="simple">https://store.steampowered.com/app/341800/Keep_Talking_and_Nobody_Explodes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vers in a Dangerous Spacetime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252110/Lovers_in_a_Dangerous_Spacetime/" xlink:type="simple">https://store.steampowered.com/app/252110/Lovers_in_a_Dangerous_Spacetime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vercooked: All you can eat!</text:p>
          </table:table-cell>
          <table:table-cell table:style-name="ce5" office:value-type="float" office:value="39.99" calcext:value-type="float">
            <text:p>$39.99</text:p>
          </table:table-cell>
          <table:table-cell table:style-name="ce7" office:value-type="string" calcext:value-type="string">
            <text:p><text:a xlink:href="https://store.steampowered.com/app/1243830/Overcooked_All_You_Can_Eat/" xlink:type="simple">https://store.steampowered.com/app/1243830/Overcooked_All_You_Can_Eat/</text:a></text:p>
          </table:table-cell>
          <table:table-cell table:style-name="ce6" office:value-type="string" calcext:value-type="string">
            <text:p><text:a xlink:href="http://discord.gg/team17" xlink:type="simple">discord.gg/team17</text:a></text:p>
          </table:table-cell>
          <table:table-cell table:style-name="ce6" office:value-type="string" calcext:value-type="string">
            <text:p><text:a xlink:href="https://twitter.com/Team17" xlink:type="simple">https://twitter.com/Team17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o Siege</text:p>
          </table:table-cell>
          <table:table-cell table:style-name="ce5" office:value-type="float" office:value="6.99" calcext:value-type="float">
            <text:p>$6.99</text:p>
          </table:table-cell>
          <table:table-cell table:style-name="ce7" office:value-type="string" calcext:value-type="string">
            <text:p><text:a xlink:href="https://store.steampowered.com/app/269210/Hero_Siege/" xlink:type="simple">https://store.steampowered.com/app/269210/Hero_Siege/</text:a></text:p>
          </table:table-cell>
          <table:table-cell table:style-name="ce7" office:value-type="string" calcext:value-type="string">
            <text:p><text:a xlink:href="https://discord.gg/jsKEhcu" xlink:type="simple">https://discord.gg/jsKEhcu</text:a></text:p>
          </table:table-cell>
          <table:table-cell table:style-name="ce6" office:value-type="string" calcext:value-type="string">
            <text:p><text:a xlink:href="https://twitter.com/panicartstudios" xlink:type="simple">https://twitter.com/panicartstudio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bounce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431930/Kabounce/" xlink:type="simple">https://store.steampowered.com/app/431930/Kabounce/</text:a></text:p>
          </table:table-cell>
          <table:table-cell table:style-name="ce6" office:value-type="string" calcext:value-type="string">
            <text:p><text:a xlink:href="https://discord.gg/pvWhWRhFPY" xlink:type="simple">https://discord.gg/pvWhWRhFPY</text:a></text:p>
          </table:table-cell>
          <table:table-cell table:style-name="ce6" office:value-type="string" calcext:value-type="string">
            <text:p><text:a xlink:href="https://twitter.com/StitchHeads" xlink:type="simple">https://twitter.com/StitchHead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ch Point</text:p>
          </table:table-cell>
          <table:table-cell table:style-name="ce5" office:value-type="float" office:value="9.99" calcext:value-type="float">
            <text:p>$9.99</text:p>
          </table:table-cell>
          <table:table-cell table:style-name="ce6" office:value-type="string" calcext:value-type="string">
            <text:p><text:a xlink:href="https://store.steampowered.com/app/764890/Match_Point/" xlink:type="simple">https://store.steampowered.com/app/764890/Match_Point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on Hunters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320040/Moon_Hunters/" xlink:type="simple">https://store.steampowered.com/app/320040/Moon_Hunters/</text:a></text:p>
          </table:table-cell>
          <table:table-cell table:style-name="ce6" office:value-type="string" calcext:value-type="string">
            <text:p><text:a xlink:href="http://discord.gg/kitfoxgames" xlink:type="simple">discord.gg/kitfoxgames</text:a></text:p>
          </table:table-cell>
          <table:table-cell table:style-name="ce6" office:value-type="string" calcext:value-type="string">
            <text:p><text:a xlink:href="https://twitter.com/KitfoxGames" xlink:type="simple">https://twitter.com/Kitfox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unt Your Friends</text:p>
          </table:table-cell>
          <table:table-cell table:style-name="ce5" office:value-type="float" office:value="4.99" calcext:value-type="float">
            <text:p>$4.99</text:p>
          </table:table-cell>
          <table:table-cell table:style-name="ce7" office:value-type="string" calcext:value-type="string">
            <text:p><text:a xlink:href="https://store.steampowered.com/app/296470/Mount_Your_Friends/" xlink:type="simple">https://store.steampowered.com/app/296470/Mount_Your_Friends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store.steampowered.com/app/441010/Mount_Your_Friends_3D_A_Hard_Man_is_Good_to_Climb/" xlink:type="simple">And the 3D Version: https://store.steampowered.com/app/441010/Mount_Your_Friends_3D_A_Hard_Man_is_Good_to_Climb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ing Out</text:p>
          </table:table-cell>
          <table:table-cell table:style-name="ce5" office:value-type="float" office:value="24.99" calcext:value-type="float">
            <text:p>$24.99</text:p>
          </table:table-cell>
          <table:table-cell table:style-name="ce7" office:value-type="string" calcext:value-type="string">
            <text:p><text:a xlink:href="https://store.steampowered.com/app/996770/Moving_Out/" xlink:type="simple">https://store.steampowered.com/app/996770/Moving_Out/</text:a></text:p>
          </table:table-cell>
          <table:table-cell table:style-name="ce6" office:value-type="string" calcext:value-type="string">
            <text:p><text:a xlink:href="https://discord.com/invite/team17" xlink:type="simple">https://discord.com/invite/team17</text:a></text:p>
          </table:table-cell>
          <table:table-cell table:style-name="ce6" office:value-type="string" calcext:value-type="string">
            <text:p><text:a xlink:href="https://twitter.com/MovingOutGame" xlink:type="simple">https://twitter.com/MovingOutGame</text:a></text:p>
          </table:table-cell>
          <table:table-cell table:style-name="ce7" office:value-type="string" calcext:value-type="string">
            <text:p><text:a xlink:href="https://twitter.com/SMGstudio" xlink:type="simple">Devs; https://twitter.com/SMGstudio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uro Voider</text:p>
          </table:table-cell>
          <table:table-cell table:style-name="ce5" office:value-type="float" office:value="13.99" calcext:value-type="float">
            <text:p>$13.99</text:p>
          </table:table-cell>
          <table:table-cell table:style-name="ce7" office:value-type="string" calcext:value-type="string">
            <text:p><text:a xlink:href="https://store.steampowered.com/app/400450/NeuroVoider/" xlink:type="simple">https://store.steampowered.com/app/400450/NeuroVoider/</text:a></text:p>
          </table:table-cell>
          <table:table-cell table:style-name="ce6" office:value-type="string" calcext:value-type="string">
            <text:p><text:a xlink:href="https://discord.com/invite/flyingoak" xlink:type="simple">https://discord.com/invite/flyingoak</text:a></text:p>
          </table:table-cell>
          <table:table-cell table:style-name="ce6" office:value-type="string" calcext:value-type="string">
            <text:p><text:a xlink:href="https://twitter.com/FlyingOakGames" xlink:type="simple">https://twitter.com/FlyingOak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h...Sir! The Hollywood Roast</text:p>
          </table:table-cell>
          <table:table-cell table:style-name="ce5" office:value-type="float" office:value="3.99" calcext:value-type="float">
            <text:p>$3.99</text:p>
          </table:table-cell>
          <table:table-cell table:style-name="ce7" office:value-type="string" calcext:value-type="string">
            <text:p><text:a xlink:href="https://store.steampowered.com/app/575330/OhSir_The_Hollywood_Roast/" xlink:type="simple">https://store.steampowered.com/app/575330/OhSir_The_Hollywood_Roast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utward</text:p>
          </table:table-cell>
          <table:table-cell table:style-name="ce5" office:value-type="float" office:value="39.99" calcext:value-type="float">
            <text:p>$39.99</text:p>
          </table:table-cell>
          <table:table-cell table:style-name="ce6" office:value-type="string" calcext:value-type="string">
            <text:p><text:a xlink:href="https://store.steampowered.com/app/794260/Outward_Definitive_Edition/" xlink:type="simple">https://store.steampowered.com/app/794260/Outward_Definitive_Edition/</text:a></text:p>
          </table:table-cell>
          <table:table-cell table:style-name="ce7" office:value-type="string" calcext:value-type="string">
            <text:p><text:a xlink:href="https://discord.com/invite/XP4nJ5uXjZ" xlink:type="simple">https://discord.com/invite/XP4nJ5uXjZ</text:a></text:p>
          </table:table-cell>
          <table:table-cell table:style-name="ce6" office:value-type="string" calcext:value-type="string">
            <text:p><text:a xlink:href="https://twitter.com/OutwardGame" xlink:type="simple">https://twitter.com/OutwardGame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verGrowth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tore.steampowered.com/app/25000/Overgrowth/" xlink:type="simple">https://store.steampowered.com/app/25000/Overgrowth/</text:a>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y Jackbox Title</text:p>
          </table:table-cell>
          <table:table-cell table:style-name="ce5" office:value-type="float" office:value="24.99" calcext:value-type="float">
            <text:p>$24.99</text:p>
          </table:table-cell>
          <table:table-cell table:style-name="ce6" office:value-type="string" calcext:value-type="string">
            <text:p><text:a xlink:href="https://www.jackboxgames.com/" xlink:type="simple">https://www.jackboxgames.com/</text:a></text:p>
          </table:table-cell>
          <table:table-cell table:style-name="ce7" office:value-type="string" calcext:value-type="string">
            <text:p><text:a xlink:href="https://discord.gg/jackboxgames" xlink:type="simple">https://discord.gg/jackboxgames</text:a></text:p>
          </table:table-cell>
          <table:table-cell table:style-name="ce7" office:value-type="string" calcext:value-type="string">
            <text:p><text:a xlink:href="https://twitter.com/jackboxgames" xlink:type="simple">https://twitter.com/jackboxgame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aco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113020/Monaco_Whats_Yours_Is_Mine/" xlink:type="simple">https://store.steampowered.com/app/113020/Monaco_Whats_Yours_Is_Mine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andyschatz" xlink:type="simple">https://twitter.com/andyschatz</text:a></text:p>
          </table:table-cell>
          <table:table-cell table:style-name="ce2" office:value-type="string" calcext:value-type="string">
            <text:p>Monaco 2 being develop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th and Tail</text:p>
          </table:table-cell>
          <table:table-cell table:style-name="ce5" office:value-type="float" office:value="19.99" calcext:value-type="float">
            <text:p>$19.99</text:p>
          </table:table-cell>
          <table:table-cell table:style-name="ce7" office:value-type="string" calcext:value-type="string">
            <text:p><text:a xlink:href="https://store.steampowered.com/app/286000/Tooth_and_Tail/?curator_clanid=32938446" xlink:type="simple">https://store.steampowered.com/app/286000/Tooth_and_Tail/?curator_clanid=32938446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andyschatz" xlink:type="simple">https://twitter.com/andyschatz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ath Squared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471810/Death_Squared/" xlink:type="simple">https://store.steampowered.com/app/471810/Death_Squared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SMGstudio" xlink:type="simple">https://twitter.com/SMGstudio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tastronauts!</text:p>
          </table:table-cell>
          <table:table-cell table:style-name="ce5" office:value-type="float" office:value="15.99" calcext:value-type="float">
            <text:p>$15.99</text:p>
          </table:table-cell>
          <table:table-cell table:style-name="ce7" office:value-type="string" calcext:value-type="string">
            <text:p><text:a xlink:href="https://store.steampowered.com/app/737890/Catastronauts/" xlink:type="simple">https://store.steampowered.com/app/737890/Catastronauts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Catastronauts" xlink:type="simple">https://twitter.com/Catastronaut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e of Seafood</text:p>
          </table:table-cell>
          <table:table-cell table:style-name="ce5" office:value-type="float" office:value="11.99" calcext:value-type="float">
            <text:p>$11.99</text:p>
          </table:table-cell>
          <table:table-cell table:style-name="ce7" office:value-type="string" calcext:value-type="string">
            <text:p><text:a xlink:href="https://store.steampowered.com/app/450500/Ace_of_Seafood/" xlink:type="simple">https://store.steampowered.com/app/450500/Ace_of_Seafood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playismEN" xlink:type="simple">https://twitter.com/playismEN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Adventure Pals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396710/The_Adventure_Pals/" xlink:type="simple">https://store.steampowered.com/app/396710/The_Adventure_Pals/</text:a></text:p>
          </table:table-cell>
          <table:table-cell table:style-name="ce6" office:value-type="string" calcext:value-type="string">
            <text:p><text:a xlink:href="https://discord.gg/DNZ8HE7" xlink:type="simple">https://discord.gg/DNZ8HE7</text:a></text:p>
          </table:table-cell>
          <table:table-cell table:style-name="ce7" office:value-type="string" calcext:value-type="string">
            <text:p><text:a xlink:href="https://twitter.com/MassiveMonsters" xlink:type="simple">https://twitter.com/MassiveMonster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eed 2</text:p>
          </table:table-cell>
          <table:table-cell table:style-name="ce5" office:value-type="float" office:value="9.99" calcext:value-type="float">
            <text:p>$9.99</text:p>
          </table:table-cell>
          <table:table-cell table:style-name="ce7" office:value-type="string" calcext:value-type="string">
            <text:p><text:a xlink:href="https://store.steampowered.com/app/396350/Bleed_2/" xlink:type="simple">https://store.steampowered.com/app/396350/Bleed_2/</text:a>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<text:a xlink:href="https://twitter.com/BootdiskRev" xlink:type="simple">https://twitter.com/BootdiskRev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stle Crashers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204360/Castle_Crashers/" xlink:type="simple">https://store.steampowered.com/app/204360/Castle_Crashers/</text:a></text:p>
          </table:table-cell>
          <table:table-cell table:style-name="ce6" office:value-type="string" calcext:value-type="string">
            <text:p><text:a xlink:href="https://discord.gg/thebehemoth" xlink:type="simple">https://discord.gg/thebehemoth</text:a></text:p>
          </table:table-cell>
          <table:table-cell table:style-name="ce7" office:value-type="string" calcext:value-type="string">
            <text:p><text:a xlink:href="https://twitter.com/thebehemoth" xlink:type="simple">https://twitter.com/thebehemoth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d Streets</text:p>
          </table:table-cell>
          <table:table-cell table:style-name="ce5" office:value-type="float" office:value="14.99" calcext:value-type="float">
            <text:p>$14.99</text:p>
          </table:table-cell>
          <table:table-cell table:style-name="ce7" office:value-type="string" calcext:value-type="string">
            <text:p><text:a xlink:href="https://store.steampowered.com/app/1282760/Mad_Streets/" xlink:type="simple">https://store.steampowered.com/app/1282760/Mad_Streets/</text:a></text:p>
          </table:table-cell>
          <table:table-cell table:style-name="ce2" office:value-type="string" calcext:value-type="string">
            <text:p>N/A</text:p>
          </table:table-cell>
          <table:table-cell table:style-name="ce7" office:value-type="string" calcext:value-type="string">
            <text:p><text:a xlink:href="https://twitter.com/madstreetsgame" xlink:type="simple">https://twitter.com/madstreetsgame</text:a></text:p>
          </table:table-cell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lack Ops One" svg:font-family="'Black Ops One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ghting_20_Games" style:display-name="PageStyle_Fighting G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l_20_Party_20_VsCo-Op" style:display-name="PageStyle_Local Party VsCo-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954" meta:object-count="0"/>
    <meta:generator>LibreOfficeDev/6.0.5.2$Linux_X86_64 LibreOffice_project/</meta:generator>
  </office:meta>
</office:document-meta>
</file>